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1DC18DCF1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81.9pt" table:align="margins"/>
    </style:style>
    <style:style style:name="Table1.A" style:family="table-column">
      <style:table-column-properties style:column-width="132.1pt" style:rel-column-width="17964*"/>
    </style:style>
    <style:style style:name="Table1.B" style:family="table-column">
      <style:table-column-properties style:column-width="148.3pt" style:rel-column-width="20167*"/>
    </style:style>
    <style:style style:name="Table1.C" style:family="table-column">
      <style:table-column-properties style:column-width="201.5pt" style:rel-column-width="27404*"/>
    </style:style>
    <style:style style:name="Table1.A1" style:family="table-cell">
      <style:table-cell-properties fo:padding="2.75pt" fo:border-left="0.05pt solid #000000" fo:border-right="none" fo:border-top="0.05pt solid #000000" fo:border-bottom="0.05pt solid #000000"/>
    </style:style>
    <style:style style:name="Table1.C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C2" style:family="table-cell">
      <style:table-cell-properties fo:padding="2.75pt" fo:border-left="0.05pt solid #000000" fo:border-right="0.05pt solid #000000" fo:border-top="none" fo:border-bottom="0.05pt solid #000000"/>
    </style:style>
    <style:style style:name="P1" style:family="paragraph" style:parent-style-name="Standard">
      <style:text-properties officeooo:rsid="00169256" officeooo:paragraph-rsid="00169256"/>
    </style:style>
    <style:style style:name="P2" style:family="paragraph" style:parent-style-name="Standard">
      <style:text-properties officeooo:rsid="00169256" officeooo:paragraph-rsid="0011ebff"/>
    </style:style>
    <style:style style:name="P3" style:family="paragraph" style:parent-style-name="Standard">
      <style:text-properties officeooo:rsid="00169256" officeooo:paragraph-rsid="001d44de"/>
    </style:style>
    <style:style style:name="P4" style:family="paragraph" style:parent-style-name="Standard">
      <style:text-properties officeooo:rsid="00169256" officeooo:paragraph-rsid="002a236a"/>
    </style:style>
    <style:style style:name="P5" style:family="paragraph" style:parent-style-name="Standard">
      <style:text-properties officeooo:rsid="00169256" officeooo:paragraph-rsid="0044164c"/>
    </style:style>
    <style:style style:name="P6" style:family="paragraph" style:parent-style-name="Standard">
      <style:text-properties officeooo:rsid="000a5cd5" officeooo:paragraph-rsid="000a5cd5"/>
    </style:style>
    <style:style style:name="P7" style:family="paragraph" style:parent-style-name="Standard">
      <style:text-properties officeooo:rsid="000a5cd5" officeooo:paragraph-rsid="002a236a"/>
    </style:style>
    <style:style style:name="P8" style:family="paragraph" style:parent-style-name="Standard">
      <style:text-properties officeooo:rsid="000a5cd5" officeooo:paragraph-rsid="0044164c"/>
    </style:style>
    <style:style style:name="P9" style:family="paragraph" style:parent-style-name="Standard">
      <style:text-properties fo:font-weight="bold" officeooo:rsid="0013c266" officeooo:paragraph-rsid="0013c266" style:font-weight-asian="bold" style:font-weight-complex="bold"/>
    </style:style>
    <style:style style:name="P10" style:family="paragraph" style:parent-style-name="Standard">
      <style:text-properties fo:font-weight="bold" officeooo:rsid="001aa1b0" officeooo:paragraph-rsid="001aa1b0" style:font-weight-asian="bold" style:font-weight-complex="bold"/>
    </style:style>
    <style:style style:name="P11" style:family="paragraph" style:parent-style-name="Standard">
      <style:text-properties fo:font-weight="bold" officeooo:rsid="001f5bb8" officeooo:paragraph-rsid="001f5bb8" style:font-weight-asian="bold" style:font-weight-complex="bold"/>
    </style:style>
    <style:style style:name="P12" style:family="paragraph" style:parent-style-name="Standard">
      <style:text-properties fo:font-weight="bold" officeooo:rsid="00169256" officeooo:paragraph-rsid="00169256" style:font-weight-asian="bold" style:font-weight-complex="bold"/>
    </style:style>
    <style:style style:name="P13" style:family="paragraph" style:parent-style-name="Standard">
      <style:text-properties fo:font-weight="normal" officeooo:rsid="001aa1b0" officeooo:paragraph-rsid="001aa1b0" style:font-weight-asian="normal" style:font-weight-complex="normal"/>
    </style:style>
    <style:style style:name="P14" style:family="paragraph" style:parent-style-name="Standard">
      <style:text-properties fo:font-weight="normal" officeooo:rsid="001aa1b0" officeooo:paragraph-rsid="002a236a" style:font-weight-asian="normal" style:font-weight-complex="normal"/>
    </style:style>
    <style:style style:name="P15" style:family="paragraph" style:parent-style-name="Standard">
      <style:text-properties fo:font-weight="normal" officeooo:rsid="001aa1b0" officeooo:paragraph-rsid="0044164c" style:font-weight-asian="normal" style:font-weight-complex="normal"/>
    </style:style>
    <style:style style:name="P16" style:family="paragraph" style:parent-style-name="Standard">
      <style:text-properties fo:font-weight="normal" officeooo:rsid="0013c266" officeooo:paragraph-rsid="0013c266" style:font-weight-asian="normal" style:font-weight-complex="normal"/>
    </style:style>
    <style:style style:name="P17" style:family="paragraph" style:parent-style-name="Standard">
      <style:text-properties fo:font-weight="normal" officeooo:rsid="00055c31" officeooo:paragraph-rsid="002a236a" style:font-weight-asian="normal" style:font-weight-complex="normal"/>
    </style:style>
    <style:style style:name="P18" style:family="paragraph" style:parent-style-name="Standard">
      <style:text-properties fo:font-weight="normal" officeooo:rsid="0007e30f" officeooo:paragraph-rsid="0044164c" style:font-weight-asian="normal" style:font-weight-complex="normal"/>
    </style:style>
    <style:style style:name="P19" style:family="paragraph" style:parent-style-name="Standard">
      <style:text-properties fo:font-weight="normal" officeooo:rsid="00096f88" officeooo:paragraph-rsid="002a236a" style:font-weight-asian="normal" style:font-weight-complex="normal"/>
    </style:style>
    <style:style style:name="P20" style:family="paragraph" style:parent-style-name="Standard">
      <style:text-properties fo:font-weight="normal" officeooo:rsid="00088026" officeooo:paragraph-rsid="002a236a" style:font-weight-asian="normal" style:font-weight-complex="normal"/>
    </style:style>
    <style:style style:name="P21" style:family="paragraph" style:parent-style-name="Standard">
      <style:text-properties officeooo:rsid="0007e30f" officeooo:paragraph-rsid="00238ee0"/>
    </style:style>
    <style:style style:name="P22" style:family="paragraph" style:parent-style-name="Standard">
      <style:text-properties officeooo:rsid="0007e30f" officeooo:paragraph-rsid="00266da8"/>
    </style:style>
    <style:style style:name="P23" style:family="paragraph" style:parent-style-name="Standard">
      <style:text-properties officeooo:rsid="0007e30f" officeooo:paragraph-rsid="002a236a"/>
    </style:style>
    <style:style style:name="P24" style:family="paragraph" style:parent-style-name="Standard">
      <style:text-properties officeooo:rsid="0007e30f" officeooo:paragraph-rsid="0044164c"/>
    </style:style>
    <style:style style:name="P25" style:family="paragraph" style:parent-style-name="Standard">
      <style:text-properties officeooo:rsid="0024834e" officeooo:paragraph-rsid="0024834e"/>
    </style:style>
    <style:style style:name="P26" style:family="paragraph" style:parent-style-name="Standard">
      <style:text-properties officeooo:rsid="00055c31" officeooo:paragraph-rsid="002a236a"/>
    </style:style>
    <style:style style:name="P27" style:family="paragraph" style:parent-style-name="Standard">
      <style:text-properties officeooo:rsid="00055c31" officeooo:paragraph-rsid="0044164c"/>
    </style:style>
    <style:style style:name="P28" style:family="paragraph" style:parent-style-name="Standard">
      <style:text-properties officeooo:rsid="00069dc5" officeooo:paragraph-rsid="002a236a"/>
    </style:style>
    <style:style style:name="P29" style:family="paragraph" style:parent-style-name="Standard">
      <style:text-properties officeooo:rsid="00069dc5" officeooo:paragraph-rsid="0044164c"/>
    </style:style>
    <style:style style:name="P30" style:family="paragraph" style:parent-style-name="Standard">
      <style:text-properties officeooo:rsid="001f5bb8" officeooo:paragraph-rsid="002a236a"/>
    </style:style>
    <style:style style:name="P31" style:family="paragraph" style:parent-style-name="Standard">
      <style:text-properties officeooo:rsid="001f5bb8" officeooo:paragraph-rsid="0044164c"/>
    </style:style>
    <style:style style:name="P32" style:family="paragraph" style:parent-style-name="Standard">
      <style:text-properties officeooo:rsid="00291c19" officeooo:paragraph-rsid="00291c19"/>
    </style:style>
    <style:style style:name="P33" style:family="paragraph" style:parent-style-name="Standard">
      <style:text-properties officeooo:rsid="002a236a" officeooo:paragraph-rsid="002a236a"/>
    </style:style>
    <style:style style:name="P34" style:family="paragraph" style:parent-style-name="Standard">
      <style:text-properties officeooo:rsid="002a236a" officeooo:paragraph-rsid="0044164c"/>
    </style:style>
    <style:style style:name="P35" style:family="paragraph" style:parent-style-name="Standard">
      <style:text-properties officeooo:paragraph-rsid="002a236a"/>
    </style:style>
    <style:style style:name="P36" style:family="paragraph" style:parent-style-name="Standard">
      <style:text-properties officeooo:rsid="000aadf3" officeooo:paragraph-rsid="002a236a"/>
    </style:style>
    <style:style style:name="P37" style:family="paragraph" style:parent-style-name="Standard">
      <style:text-properties officeooo:rsid="00266da8" officeooo:paragraph-rsid="0044164c"/>
    </style:style>
    <style:style style:name="P38" style:family="paragraph" style:parent-style-name="Standard">
      <style:text-properties officeooo:paragraph-rsid="0044164c"/>
    </style:style>
    <style:style style:name="P39" style:family="paragraph" style:parent-style-name="Standard">
      <style:paragraph-properties fo:text-align="center" style:justify-single-word="false"/>
    </style:style>
    <style:style style:name="P40" style:family="paragraph" style:parent-style-name="Standard">
      <style:text-properties officeooo:rsid="0048039a" officeooo:paragraph-rsid="0048039a"/>
    </style:style>
    <style:style style:name="P41" style:family="paragraph" style:parent-style-name="Text_20_body">
      <style:text-properties officeooo:rsid="0008d0ad" officeooo:paragraph-rsid="0008d0ad"/>
    </style:style>
    <style:style style:name="P42" style:family="paragraph" style:parent-style-name="Text_20_body">
      <style:text-properties officeooo:rsid="000a5cd5" officeooo:paragraph-rsid="000a5cd5"/>
    </style:style>
    <style:style style:name="P43" style:family="paragraph" style:parent-style-name="Text_20_body">
      <style:text-properties officeooo:rsid="000e71f0" officeooo:paragraph-rsid="000e71f0"/>
    </style:style>
    <style:style style:name="P44" style:family="paragraph" style:parent-style-name="Text_20_body">
      <style:text-properties officeooo:rsid="0011ebff" officeooo:paragraph-rsid="0011ebff"/>
    </style:style>
    <style:style style:name="P45" style:family="paragraph" style:parent-style-name="Text_20_body">
      <style:text-properties officeooo:rsid="0011ebff" officeooo:paragraph-rsid="0013c266"/>
    </style:style>
    <style:style style:name="P46" style:family="paragraph" style:parent-style-name="Text_20_body">
      <style:text-properties officeooo:rsid="000cbcff" officeooo:paragraph-rsid="000cbcff"/>
    </style:style>
    <style:style style:name="P47" style:family="paragraph" style:parent-style-name="Text_20_body">
      <style:text-properties officeooo:rsid="0015e263" officeooo:paragraph-rsid="001b4227"/>
    </style:style>
    <style:style style:name="P48" style:family="paragraph" style:parent-style-name="Text_20_body">
      <style:text-properties officeooo:rsid="0018087d" officeooo:paragraph-rsid="0018087d"/>
    </style:style>
    <style:style style:name="P49" style:family="paragraph" style:parent-style-name="Text_20_body">
      <style:text-properties officeooo:rsid="001b4227" officeooo:paragraph-rsid="001b4227"/>
    </style:style>
    <style:style style:name="P50" style:family="paragraph" style:parent-style-name="Text_20_body">
      <style:text-properties officeooo:rsid="001b4227" officeooo:paragraph-rsid="001f5bb8"/>
    </style:style>
    <style:style style:name="P51" style:family="paragraph" style:parent-style-name="Text_20_body">
      <style:text-properties fo:font-weight="normal" officeooo:rsid="001b4227" officeooo:paragraph-rsid="001b4227" style:font-weight-asian="normal" style:font-weight-complex="normal"/>
    </style:style>
    <style:style style:name="P52" style:family="paragraph" style:parent-style-name="Text_20_body">
      <style:text-properties fo:font-weight="normal" officeooo:rsid="001f5bb8" officeooo:paragraph-rsid="001f5bb8" style:font-weight-asian="normal" style:font-weight-complex="normal"/>
    </style:style>
    <style:style style:name="P53" style:family="paragraph" style:parent-style-name="Text_20_body">
      <style:text-properties officeooo:rsid="001fe258" officeooo:paragraph-rsid="001fe258"/>
    </style:style>
    <style:style style:name="P54" style:family="paragraph" style:parent-style-name="Text_20_body">
      <style:text-properties officeooo:rsid="001fe258" officeooo:paragraph-rsid="0032f6b7"/>
    </style:style>
    <style:style style:name="P55" style:family="paragraph" style:parent-style-name="Text_20_body">
      <style:text-properties officeooo:rsid="00290416" officeooo:paragraph-rsid="00290416"/>
    </style:style>
    <style:style style:name="P56" style:family="paragraph" style:parent-style-name="Text_20_body">
      <style:text-properties officeooo:rsid="002ce12a" officeooo:paragraph-rsid="002ce12a"/>
    </style:style>
    <style:style style:name="P57" style:family="paragraph" style:parent-style-name="Text_20_body">
      <style:text-properties officeooo:rsid="0032b945" officeooo:paragraph-rsid="0032b945"/>
    </style:style>
    <style:style style:name="P58" style:family="paragraph" style:parent-style-name="Text_20_body">
      <style:text-properties officeooo:rsid="0022a095" officeooo:paragraph-rsid="0022a095"/>
    </style:style>
    <style:style style:name="P59" style:family="paragraph" style:parent-style-name="Text_20_body">
      <style:text-properties officeooo:rsid="0022a095" officeooo:paragraph-rsid="00350a87"/>
    </style:style>
    <style:style style:name="P60" style:family="paragraph" style:parent-style-name="Text_20_body">
      <style:text-properties officeooo:rsid="0033f08a" officeooo:paragraph-rsid="0033f08a"/>
    </style:style>
    <style:style style:name="P61" style:family="paragraph" style:parent-style-name="Text_20_body">
      <style:paragraph-properties fo:text-align="start" style:justify-single-word="false"/>
      <style:text-properties officeooo:rsid="0033f08a" officeooo:paragraph-rsid="0033f08a"/>
    </style:style>
    <style:style style:name="P62" style:family="paragraph" style:parent-style-name="Text_20_body">
      <style:paragraph-properties fo:text-align="center" style:justify-single-word="false"/>
      <style:text-properties fo:font-style="italic" officeooo:rsid="0033f08a" officeooo:paragraph-rsid="0033f08a" style:font-style-asian="italic" style:font-style-complex="italic"/>
    </style:style>
    <style:style style:name="P63" style:family="paragraph" style:parent-style-name="Text_20_body">
      <style:text-properties officeooo:paragraph-rsid="00377984"/>
    </style:style>
    <style:style style:name="P64" style:family="paragraph" style:parent-style-name="Text_20_body">
      <style:text-properties officeooo:rsid="00382e24" officeooo:paragraph-rsid="00382e24"/>
    </style:style>
    <style:style style:name="P65" style:family="paragraph" style:parent-style-name="Text_20_body">
      <style:text-properties officeooo:rsid="003f0e5c" officeooo:paragraph-rsid="003f0e5c"/>
    </style:style>
    <style:style style:name="P66" style:family="paragraph" style:parent-style-name="Text_20_body">
      <style:text-properties officeooo:rsid="003f0e5c" officeooo:paragraph-rsid="003f9582"/>
    </style:style>
    <style:style style:name="P67" style:family="paragraph" style:parent-style-name="Text_20_body">
      <style:text-properties officeooo:rsid="003f0e5c" officeooo:paragraph-rsid="0049c012"/>
    </style:style>
    <style:style style:name="P68" style:family="paragraph" style:parent-style-name="Text_20_body">
      <style:text-properties officeooo:rsid="003f0e5c" officeooo:paragraph-rsid="004fd5b4"/>
    </style:style>
    <style:style style:name="P69" style:family="paragraph" style:parent-style-name="Text_20_body">
      <style:text-properties officeooo:rsid="00412126" officeooo:paragraph-rsid="00412126"/>
    </style:style>
    <style:style style:name="P70" style:family="paragraph" style:parent-style-name="Text_20_body">
      <style:text-properties officeooo:rsid="00412126" officeooo:paragraph-rsid="0049c012"/>
    </style:style>
    <style:style style:name="P71" style:family="paragraph" style:parent-style-name="Text_20_body">
      <style:text-properties officeooo:rsid="003f9582" officeooo:paragraph-rsid="003f9582"/>
    </style:style>
    <style:style style:name="P72" style:family="paragraph" style:parent-style-name="Text_20_body">
      <style:text-properties officeooo:rsid="0044ddbe" officeooo:paragraph-rsid="0044ddbe"/>
    </style:style>
    <style:style style:name="P73" style:family="paragraph" style:parent-style-name="Text_20_body">
      <style:text-properties officeooo:rsid="0046b880" officeooo:paragraph-rsid="0046b880"/>
    </style:style>
    <style:style style:name="P74" style:family="paragraph" style:parent-style-name="Text_20_body">
      <style:text-properties officeooo:rsid="0048039a" officeooo:paragraph-rsid="0048039a"/>
    </style:style>
    <style:style style:name="P75" style:family="paragraph" style:parent-style-name="Text_20_body">
      <style:text-properties officeooo:rsid="0049c012" officeooo:paragraph-rsid="0049c012"/>
    </style:style>
    <style:style style:name="P76" style:family="paragraph" style:parent-style-name="Text_20_body">
      <style:text-properties officeooo:rsid="0049c012" officeooo:paragraph-rsid="005d6bfc"/>
    </style:style>
    <style:style style:name="P77" style:family="paragraph" style:parent-style-name="Text_20_body">
      <style:text-properties officeooo:rsid="004fd5b4" officeooo:paragraph-rsid="004fd5b4"/>
    </style:style>
    <style:style style:name="P78" style:family="paragraph" style:parent-style-name="Text_20_body">
      <style:text-properties officeooo:rsid="004fd5b4" officeooo:paragraph-rsid="0058c223"/>
    </style:style>
    <style:style style:name="P79" style:family="paragraph" style:parent-style-name="Text_20_body">
      <style:text-properties officeooo:paragraph-rsid="00625b13"/>
    </style:style>
    <style:style style:name="P80" style:family="paragraph" style:parent-style-name="Text_20_body">
      <style:paragraph-properties fo:break-before="page"/>
      <style:text-properties officeooo:rsid="0011ebff" officeooo:paragraph-rsid="0013c266"/>
    </style:style>
    <style:style style:name="P81" style:family="paragraph" style:parent-style-name="Text_20_body">
      <style:paragraph-properties fo:break-before="page"/>
      <style:text-properties officeooo:rsid="0018087d" officeooo:paragraph-rsid="0018087d"/>
    </style:style>
    <style:style style:name="P82" style:family="paragraph" style:parent-style-name="Text_20_body">
      <style:paragraph-properties fo:break-before="page"/>
      <style:text-properties officeooo:rsid="00290416" officeooo:paragraph-rsid="0022a095"/>
    </style:style>
    <style:style style:name="P83" style:family="paragraph" style:parent-style-name="Text_20_body">
      <style:paragraph-properties fo:break-before="page"/>
      <style:text-properties officeooo:paragraph-rsid="00370454"/>
    </style:style>
    <style:style style:name="P84" style:family="paragraph" style:parent-style-name="Text_20_body">
      <style:paragraph-properties fo:break-before="page"/>
      <style:text-properties officeooo:rsid="003f0e5c" officeooo:paragraph-rsid="004fd5b4"/>
    </style:style>
    <style:style style:name="P85" style:family="paragraph" style:parent-style-name="Footnote">
      <style:text-properties officeooo:rsid="0018087d" officeooo:paragraph-rsid="0018087d"/>
    </style:style>
    <style:style style:name="P86" style:family="paragraph" style:parent-style-name="Table_20_Contents">
      <style:paragraph-properties fo:text-align="center" style:justify-single-word="false"/>
      <style:text-properties officeooo:rsid="0046b880" officeooo:paragraph-rsid="0046b880"/>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text-properties fo:font-weight="bold" officeooo:rsid="0046b880" officeooo:paragraph-rsid="0046b880" style:font-weight-asian="bold" style:font-weight-complex="bold"/>
    </style:style>
    <style:style style:name="P89" style:family="paragraph" style:parent-style-name="Title">
      <style:text-properties officeooo:rsid="0032b945"/>
    </style:style>
    <style:style style:name="P90" style:family="paragraph" style:parent-style-name="Subtitle">
      <style:text-properties fo:font-style="normal" officeooo:rsid="00607ee2" officeooo:paragraph-rsid="00607ee2" style:font-style-asian="normal" style:font-style-complex="normal"/>
    </style:style>
    <style:style style:name="P91" style:family="paragraph" style:parent-style-name="Heading_20_5">
      <style:text-properties officeooo:rsid="00625b13" officeooo:paragraph-rsid="00625b13"/>
    </style:style>
    <style:style style:name="P92" style:family="paragraph">
      <style:paragraph-properties fo:text-align="center"/>
    </style:style>
    <style:style style:name="T1" style:family="text">
      <style:text-properties officeooo:rsid="00095caa"/>
    </style:style>
    <style:style style:name="T2" style:family="text">
      <style:text-properties officeooo:rsid="000f5a2b"/>
    </style:style>
    <style:style style:name="T3" style:family="text">
      <style:text-properties fo:font-weight="bold" style:font-weight-asian="bold" style:font-weight-complex="bold"/>
    </style:style>
    <style:style style:name="T4" style:family="text">
      <style:text-properties fo:font-weight="bold" officeooo:rsid="0010d526" style:font-weight-asian="bold" style:font-weight-complex="bold"/>
    </style:style>
    <style:style style:name="T5" style:family="text">
      <style:text-properties fo:font-weight="bold" officeooo:rsid="0013c266" style:font-weight-asian="bold" style:font-weight-complex="bold"/>
    </style:style>
    <style:style style:name="T6" style:family="text">
      <style:text-properties fo:font-weight="bold" officeooo:rsid="0015922e" style:font-weight-asian="bold" style:font-weight-complex="bold"/>
    </style:style>
    <style:style style:name="T7" style:family="text">
      <style:text-properties fo:font-weight="bold" officeooo:rsid="00170b31" style:font-weight-asian="bold" style:font-weight-complex="bold"/>
    </style:style>
    <style:style style:name="T8" style:family="text">
      <style:text-properties fo:font-weight="bold" officeooo:rsid="00088026" style:font-weight-asian="bold" style:font-weight-complex="bold"/>
    </style:style>
    <style:style style:name="T9" style:family="text">
      <style:text-properties fo:font-weight="bold" officeooo:rsid="00266da8" style:font-weight-asian="bold" style:font-weight-complex="bold"/>
    </style:style>
    <style:style style:name="T10" style:family="text">
      <style:text-properties fo:font-weight="bold" officeooo:rsid="00055c31" style:font-weight-asian="bold" style:font-weight-complex="bold"/>
    </style:style>
    <style:style style:name="T11" style:family="text">
      <style:text-properties fo:font-weight="bold" officeooo:rsid="00291c19" style:font-weight-asian="bold" style:font-weight-complex="bold"/>
    </style:style>
    <style:style style:name="T12" style:family="text">
      <style:text-properties fo:font-weight="bold" officeooo:rsid="0032f6b7" style:font-weight-asian="bold" style:font-weight-complex="bold"/>
    </style:style>
    <style:style style:name="T13" style:family="text">
      <style:text-properties fo:font-weight="bold" officeooo:rsid="00377984" style:font-weight-asian="bold" style:font-weight-complex="bold"/>
    </style:style>
    <style:style style:name="T14" style:family="text">
      <style:text-properties fo:font-weight="bold" officeooo:rsid="003a237a" style:font-weight-asian="bold" style:font-weight-complex="bold"/>
    </style:style>
    <style:style style:name="T15" style:family="text">
      <style:text-properties fo:font-weight="bold" officeooo:rsid="0048039a" style:font-weight-asian="bold" style:font-weight-complex="bold"/>
    </style:style>
    <style:style style:name="T16" style:family="text">
      <style:text-properties fo:font-weight="bold" officeooo:rsid="0049c012" style:font-weight-asian="bold" style:font-weight-complex="bold"/>
    </style:style>
    <style:style style:name="T17" style:family="text">
      <style:text-properties fo:font-weight="bold" officeooo:rsid="001936ce" style:font-weight-asian="bold" style:font-weight-complex="bold"/>
    </style:style>
    <style:style style:name="T18" style:family="text">
      <style:text-properties officeooo:rsid="0013c266"/>
    </style:style>
    <style:style style:name="T19" style:family="text">
      <style:text-properties officeooo:rsid="0015922e"/>
    </style:style>
    <style:style style:name="T20" style:family="text">
      <style:text-properties officeooo:rsid="00170b31"/>
    </style:style>
    <style:style style:name="T21" style:family="text">
      <style:text-properties officeooo:rsid="00191d08"/>
    </style:style>
    <style:style style:name="T22" style:family="text">
      <style:text-properties officeooo:rsid="001c6e1b"/>
    </style:style>
    <style:style style:name="T23" style:family="text">
      <style:text-properties officeooo:rsid="001d44de"/>
    </style:style>
    <style:style style:name="T24" style:family="text">
      <style:text-properties fo:font-weight="normal" style:font-weight-asian="normal" style:font-weight-complex="normal"/>
    </style:style>
    <style:style style:name="T25" style:family="text">
      <style:text-properties fo:font-weight="normal" officeooo:rsid="00170b31" style:font-weight-asian="normal" style:font-weight-complex="normal"/>
    </style:style>
    <style:style style:name="T26" style:family="text">
      <style:text-properties fo:font-weight="normal" officeooo:rsid="001f5bb8" style:font-weight-asian="normal" style:font-weight-complex="normal"/>
    </style:style>
    <style:style style:name="T27" style:family="text">
      <style:text-properties fo:font-weight="normal" officeooo:rsid="0015922e" style:font-weight-asian="normal" style:font-weight-complex="normal"/>
    </style:style>
    <style:style style:name="T28" style:family="text">
      <style:text-properties fo:font-weight="normal" officeooo:rsid="0054679b" style:font-weight-asian="normal" style:font-weight-complex="normal"/>
    </style:style>
    <style:style style:name="T29" style:family="text">
      <style:text-properties fo:font-style="italic" fo:font-weight="normal" officeooo:rsid="001f5bb8"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fo:font-style="italic" officeooo:rsid="00370454" style:font-style-asian="italic" style:font-style-complex="italic"/>
    </style:style>
    <style:style style:name="T32" style:family="text">
      <style:text-properties fo:font-style="italic" officeooo:rsid="003a237a" style:font-style-asian="italic" style:font-style-complex="italic"/>
    </style:style>
    <style:style style:name="T33" style:family="text">
      <style:text-properties fo:font-style="italic" officeooo:rsid="00412126" style:font-style-asian="italic" style:font-style-complex="italic"/>
    </style:style>
    <style:style style:name="T34" style:family="text">
      <style:text-properties fo:font-style="italic" officeooo:rsid="0033f08a" style:font-style-asian="italic" style:font-style-complex="italic"/>
    </style:style>
    <style:style style:name="T35" style:family="text">
      <style:text-properties fo:font-style="italic" officeooo:rsid="00625b13" style:font-style-asian="italic" style:font-style-complex="italic"/>
    </style:style>
    <style:style style:name="T36" style:family="text">
      <style:text-properties officeooo:rsid="0021d191"/>
    </style:style>
    <style:style style:name="T37" style:family="text">
      <style:text-properties officeooo:rsid="00238ee0"/>
    </style:style>
    <style:style style:name="T38" style:family="text">
      <style:text-properties officeooo:rsid="00088026"/>
    </style:style>
    <style:style style:name="T39" style:family="text">
      <style:text-properties officeooo:rsid="00069dc5"/>
    </style:style>
    <style:style style:name="T40" style:family="text">
      <style:text-properties officeooo:rsid="0014262b"/>
    </style:style>
    <style:style style:name="T41" style:family="text">
      <style:text-properties officeooo:rsid="00055c31"/>
    </style:style>
    <style:style style:name="T42" style:family="text">
      <style:text-properties officeooo:rsid="00266da8"/>
    </style:style>
    <style:style style:name="T43" style:family="text">
      <style:text-properties officeooo:rsid="0027edf1"/>
    </style:style>
    <style:style style:name="T44" style:family="text">
      <style:text-properties officeooo:rsid="00291c19"/>
    </style:style>
    <style:style style:name="T45" style:family="text">
      <style:text-properties officeooo:rsid="00081d5e"/>
    </style:style>
    <style:style style:name="T46" style:family="text">
      <style:text-properties officeooo:rsid="00096f88"/>
    </style:style>
    <style:style style:name="T47" style:family="text">
      <style:text-properties officeooo:rsid="002b79d5"/>
    </style:style>
    <style:style style:name="T48" style:family="text">
      <style:text-properties officeooo:rsid="002ce12a"/>
    </style:style>
    <style:style style:name="T49" style:family="text">
      <style:text-properties officeooo:rsid="0032f6b7"/>
    </style:style>
    <style:style style:name="T50" style:family="text">
      <style:text-properties officeooo:rsid="0033dc3c"/>
    </style:style>
    <style:style style:name="T51" style:family="text">
      <style:text-properties officeooo:rsid="0033f08a"/>
    </style:style>
    <style:style style:name="T52" style:family="text">
      <style:text-properties fo:font-style="normal" style:font-style-asian="normal" style:font-style-complex="normal"/>
    </style:style>
    <style:style style:name="T53" style:family="text">
      <style:text-properties fo:font-style="normal" officeooo:rsid="0058c223" style:font-style-asian="normal" style:font-style-complex="normal"/>
    </style:style>
    <style:style style:name="T54" style:family="text">
      <style:text-properties fo:font-style="normal" officeooo:rsid="00625b13" style:font-style-asian="normal" style:font-style-complex="normal"/>
    </style:style>
    <style:style style:name="T55" style:family="text">
      <style:text-properties officeooo:rsid="00355dc2"/>
    </style:style>
    <style:style style:name="T56" style:family="text">
      <style:text-properties officeooo:rsid="00370454"/>
    </style:style>
    <style:style style:name="T57" style:family="text">
      <style:text-properties officeooo:rsid="00377984"/>
    </style:style>
    <style:style style:name="T58" style:family="text">
      <style:text-properties officeooo:rsid="003a237a"/>
    </style:style>
    <style:style style:name="T59" style:family="text">
      <style:text-properties officeooo:rsid="003f9582"/>
    </style:style>
    <style:style style:name="T60" style:family="text">
      <style:text-properties officeooo:rsid="00412126"/>
    </style:style>
    <style:style style:name="T61" style:family="text">
      <style:text-properties officeooo:rsid="0046b880"/>
    </style:style>
    <style:style style:name="T62" style:family="text">
      <style:text-properties fo:color="#000000" style:font-name="Liberation Serif" fo:font-size="12pt" fo:font-style="normal" fo:font-weight="normal" style:font-size-asian="12pt" style:font-style-asian="normal" style:font-weight-asian="normal"/>
    </style:style>
    <style:style style:name="T63" style:family="text">
      <style:text-properties fo:color="#000000" style:font-name="Liberation Serif" fo:font-size="12pt" fo:font-style="normal" fo:font-weight="normal" officeooo:rsid="0048039a" style:font-size-asian="12pt" style:font-style-asian="normal" style:font-weight-asian="normal"/>
    </style:style>
    <style:style style:name="T64" style:family="text">
      <style:text-properties fo:color="#000000" style:font-name="Liberation Serif" fo:font-size="12pt" fo:font-style="normal" fo:font-weight="normal" officeooo:rsid="005d6bfc" style:font-size-asian="12pt" style:font-style-asian="normal" style:font-weight-asian="normal"/>
    </style:style>
    <style:style style:name="T65" style:family="text">
      <style:text-properties officeooo:rsid="0048039a"/>
    </style:style>
    <style:style style:name="T66" style:family="text">
      <style:text-properties style:text-outline="false" fo:font-weight="bold" officeooo:rsid="0048039a" style:font-weight-asian="bold" style:font-weight-complex="bold"/>
    </style:style>
    <style:style style:name="T67" style:family="text">
      <style:text-properties officeooo:rsid="0049c012"/>
    </style:style>
    <style:style style:name="T68" style:family="text">
      <style:text-properties officeooo:rsid="00537bd8"/>
    </style:style>
    <style:style style:name="T69" style:family="text">
      <style:text-properties officeooo:rsid="00561898"/>
    </style:style>
    <style:style style:name="T70" style:family="text">
      <style:text-properties officeooo:rsid="0057cf38"/>
    </style:style>
    <style:style style:name="T71" style:family="text">
      <style:text-properties officeooo:rsid="0058c223"/>
    </style:style>
    <style:style style:name="T72" style:family="text">
      <style:text-properties officeooo:rsid="005a6e55"/>
    </style:style>
    <style:style style:name="T73" style:family="text">
      <style:text-properties officeooo:rsid="005d2e06"/>
    </style:style>
    <style:style style:name="T74" style:family="text">
      <style:text-properties officeooo:rsid="005d6bfc"/>
    </style:style>
    <style:style style:name="T75" style:family="text">
      <style:text-properties officeooo:rsid="006107fa"/>
    </style:style>
    <style:style style:name="T76" style:family="text">
      <style:text-properties officeooo:rsid="00625b13"/>
    </style:style>
    <style:style style:name="T77" style:family="text">
      <style:text-properties officeooo:rsid="001936ce"/>
    </style:style>
    <style:style style:name="T78" style:family="text">
      <style:text-properties officeooo:rsid="0063efec"/>
    </style:style>
    <style:style style:name="fr1" style:family="graphic" style:parent-style-name="Frame">
      <style:graphic-properties style:vertical-pos="from-top" style:vertical-rel="paragraph" style:horizontal-pos="from-left" style:horizontal-rel="paragraph" fo:padding="0pt" fo:border="none" style:shadow="none" draw:shadow-opacity="100%"/>
    </style:style>
    <style:style style:name="fr2" style:family="graphic" style:parent-style-name="Frame">
      <style:graphic-properties style:vertical-pos="from-top" style:vertical-rel="paragraph" style:horizontal-pos="from-left" style:horizontal-rel="paragraph" fo:padding="0pt" fo:border="none"/>
    </style:style>
    <style:style style:name="fr3" style:family="graphic" style:parent-style-name="Frame">
      <style:graphic-properties style:vertical-pos="from-top" style:vertical-rel="paragraph" style:horizontal-pos="from-left" style:horizontal-rel="paragraph" fo:padding="4.31pt" fo:border="0.06pt solid #000000"/>
    </style:style>
    <style:style style:name="fr4"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gr1" style:family="graphic">
      <style:graphic-properties draw:stroke="solid" draw:stroke-dash="Dashed_20__28_var_29__20_4" svg:stroke-width="0.51pt" svg:stroke-color="#000000" svg:stroke-opacity="75%" draw:stroke-linejoin="round" svg:stroke-linecap="butt" draw:fill="none" draw:textarea-horizontal-align="center" draw:textarea-vertical-align="middle" fo:padding-top="0.26pt" fo:padding-bottom="0.26pt" fo:padding-left="0.26pt" fo:padding-right="0.26pt"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51pt" svg:stroke-color="#000000" svg:stroke-opacity="75%" draw:stroke-linejoin="miter" draw:fill-color="#00cc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background" style:vertical-pos="from-top" style:vertical-rel="paragraph" style:horizontal-pos="from-left" style:horizontal-rel="paragraph" draw:wrap-influence-on-position="once-concurrent" style:flow-with-text="false"/>
    </style:style>
    <style:style style:name="gr3" style:family="graphic">
      <style:graphic-properties style:run-through="back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51pt" svg:stroke-color="#000000" svg:stroke-opacity="75%" draw:stroke-linejoin="miter" draw:fill-color="#00cc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style>
    <style:style style:name="gr5" style:family="graphic">
      <style:graphic-properties draw:stroke="solid" draw:stroke-dash="Dashed_20__28_var_29__20_4" svg:stroke-width="0.51pt" svg:stroke-color="#000000" svg:stroke-opacity="100%" draw:stroke-linejoin="round" svg:stroke-linecap="butt" draw:fill="none" draw:textarea-horizontal-align="center" draw:textarea-vertical-align="middle" fo:padding-top="0.26pt" fo:padding-bottom="0.26pt" fo:padding-left="0.26pt" fo:padding-right="0.26pt" style:run-through="background"/>
    </style:style>
    <style:style style:name="gr6" style:family="graphic">
      <style:graphic-properties draw:stroke="solid" svg:stroke-width="0.51pt" svg:stroke-color="#000000" svg:stroke-opacity="75%" draw:stroke-linejoin="miter" draw:fill-color="#00cc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background"/>
    </style:style>
    <style:style style:name="gr7" style:family="graphic">
      <style:graphic-properties draw:stroke="solid" draw:stroke-dash="Dashed_20__28_var_29__20_4" svg:stroke-width="0.51pt" svg:stroke-color="#000000" svg:stroke-opacity="75%" draw:stroke-linejoin="round" svg:stroke-linecap="butt" draw:textarea-horizontal-align="center" draw:textarea-vertical-align="middle" fo:padding-top="0.26pt" fo:padding-bottom="0.26pt" fo:padding-left="0.26pt" fo:padding-right="0.26pt" style:run-through="background"/>
    </style:style>
    <style:style style:name="gr8" style:family="graphic">
      <style:graphic-properties draw:stroke="solid" draw:stroke-dash="Dashed_20__28_var_29__20_4" svg:stroke-width="0.51pt" svg:stroke-color="#000000" svg:stroke-opacity="100%" draw:stroke-linejoin="round" svg:stroke-linecap="butt" draw:textarea-horizontal-align="center" draw:textarea-vertical-align="middle" fo:padding-top="0.26pt" fo:padding-bottom="0.26pt" fo:padding-left="0.26pt" fo:padding-right="0.26pt" style:run-through="background"/>
    </style:style>
    <style:style style:name="gr9" style:family="graphic">
      <style:graphic-properties draw:stroke="solid" draw:stroke-dash="Dashed_20__28_var_29__20_4" svg:stroke-width="0.51pt" svg:stroke-color="#000000" svg:stroke-opacity="75%" draw:stroke-linejoin="round" svg:stroke-linecap="butt" draw:fill="none" draw:textarea-horizontal-align="center" draw:textarea-vertical-align="middle" fo:padding-top="0.26pt" fo:padding-bottom="0.26pt" fo:padding-left="0.26pt" fo:padding-right="0.26pt" style:run-through="background"/>
    </style:style>
    <style:style style:name="gr10" style:family="graphic">
      <style:graphic-properties draw:stroke="solid" draw:stroke-dash="Dashed_20__28_var_29__20_6" svg:stroke-width="2.01pt" svg:stroke-color="#000000" svg:stroke-opacity="100%" draw:stroke-linejoin="round" svg:stroke-linecap="butt" draw:textarea-horizontal-align="center" draw:textarea-vertical-align="middle" fo:padding-top="0.99pt" fo:padding-bottom="0.99pt" fo:padding-left="0.99pt" fo:padding-right="0.99pt" style:run-through="background"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ed_20__28_var_29__20_4" svg:stroke-width="2.01pt" svg:stroke-color="#000000" svg:stroke-opacity="75%" draw:stroke-linejoin="round" svg:stroke-linecap="butt" draw:textarea-horizontal-align="center" draw:textarea-vertical-align="middle" fo:padding-top="0.99pt" fo:padding-bottom="0.99pt" fo:padding-left="0.99pt" fo:padding-right="0.99pt"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4" svg:stroke-width="2.01pt" svg:stroke-color="#000000" svg:stroke-opacity="100%" draw:stroke-linejoin="round" svg:stroke-linecap="butt" draw:textarea-horizontal-align="center" draw:textarea-vertical-align="middle" fo:padding-top="0.99pt" fo:padding-bottom="0.99pt" fo:padding-left="0.99pt" fo:padding-right="0.99pt"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ed_20__28_var_29__20_4" svg:stroke-width="2.01pt" svg:stroke-color="#0000ff" svg:stroke-opacity="100%" draw:stroke-linejoin="round" svg:stroke-linecap="butt" draw:textarea-horizontal-align="center" draw:textarea-vertical-align="middle" fo:padding-top="0.99pt" fo:padding-bottom="0.99pt" fo:padding-left="0.99pt" fo:padding-right="0.99pt"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draw:stroke-dash="Dashed_20__28_var_29__20_4" svg:stroke-width="0.51pt" svg:stroke-color="#000000" svg:stroke-opacity="75%" draw:stroke-linejoin="round" svg:stroke-linecap="butt" draw:textarea-horizontal-align="center" draw:textarea-vertical-align="middle" fo:padding-top="0.26pt" fo:padding-bottom="0.26pt" fo:padding-left="0.26pt" fo:padding-right="0.26pt"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draw:stroke-dash="Dashed_20__28_var_29__20_4" svg:stroke-width="3pt" svg:stroke-color="#ffff00" svg:stroke-opacity="100%" draw:stroke-linejoin="round" svg:stroke-linecap="butt" draw:textarea-horizontal-align="center" draw:textarea-vertical-align="middle" fo:padding-top="1.5pt" fo:padding-bottom="1.5pt" fo:padding-left="1.5pt" fo:padding-right="1.5pt"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ed_20__28_var_29__20_4" svg:stroke-width="0.51pt" svg:stroke-color="#000000" svg:stroke-opacity="100%" draw:stroke-linejoin="round" svg:stroke-linecap="butt" draw:fill="solid" draw:fill-color="#ff0000" draw:opacity="100%" draw:textarea-horizontal-align="center" draw:textarea-vertical-align="middle" fo:padding-top="0.26pt" fo:padding-bottom="0.26pt" fo:padding-left="0.26pt" fo:padding-right="0.26pt" style:run-through="background"/>
    </style:style>
    <style:style style:name="gr17" style:family="graphic">
      <style:graphic-properties draw:stroke="solid" draw:stroke-dash="Dashed_20__28_var_29__20_4" svg:stroke-width="0.51pt" svg:stroke-color="#000000" svg:stroke-opacity="100%" draw:stroke-linejoin="round" svg:stroke-linecap="butt" draw:fill="solid" draw:fill-color="#0000ff" draw:opacity="100%" draw:textarea-horizontal-align="center" draw:textarea-vertical-align="middle" fo:padding-top="0.26pt" fo:padding-bottom="0.26pt" fo:padding-left="0.26pt" fo:padding-right="0.26pt" style:run-through="background"/>
    </style:style>
    <style:style style:name="gr18" style:family="graphic">
      <style:graphic-properties style:run-through="background"/>
    </style:style>
    <style:style style:name="gr19" style:family="graphic">
      <style:graphic-properties draw:stroke="none" draw:stroke-dash="Dashed_20__28_var_29__20_6" svg:stroke-width="0.51pt" svg:stroke-color="#000000" svg:stroke-opacity="75%" draw:stroke-linejoin="round" svg:stroke-linecap="butt" draw:fill="solid" draw:fill-color="#000000" draw:opacity="100%" draw:textarea-horizontal-align="center" draw:textarea-vertical-align="middle" style:run-through="background"/>
    </style:style>
    <style:style style:name="gr20" style:family="graphic">
      <style:graphic-properties draw:stroke="solid" draw:stroke-dash="Dashed_20__28_var_29__20_6" svg:stroke-width="0.51pt" svg:stroke-color="#000000" svg:stroke-opacity="75%" draw:stroke-linejoin="round" svg:stroke-linecap="butt" draw:fill="solid" draw:fill-color="#008000" draw:opacity="100%" draw:textarea-horizontal-align="center" draw:textarea-vertical-align="middle" fo:padding-top="0.26pt" fo:padding-bottom="0.26pt" fo:padding-left="0.26pt" fo:padding-right="0.26pt" style:run-through="background"/>
    </style:style>
    <style:style style:name="gr21" style:family="graphic">
      <style:graphic-properties draw:stroke="solid" draw:stroke-dash="Dashed_20__28_var_29__20_6" svg:stroke-width="0.51pt" svg:stroke-color="#000000" svg:stroke-opacity="75%" draw:stroke-linejoin="round" svg:stroke-linecap="butt" draw:fill="solid" draw:fill-color="#00c800" draw:opacity="100%" draw:textarea-horizontal-align="center" draw:textarea-vertical-align="middle" fo:padding-top="0.26pt" fo:padding-bottom="0.26pt" fo:padding-left="0.26pt" fo:padding-right="0.26pt" style:run-through="background"/>
    </style:style>
    <style:style style:name="gr22" style:family="graphic">
      <style:graphic-properties draw:stroke="none" draw:stroke-dash="Dashed_20__28_var_29__20_6" svg:stroke-width="0.51pt" svg:stroke-color="#000000" svg:stroke-opacity="100%" draw:stroke-linejoin="round" svg:stroke-linecap="butt" draw:fill="solid" draw:fill-color="#000000" draw:opacity="100%" draw:textarea-horizontal-align="center" draw:textarea-vertical-align="middle" style:run-through="background"/>
    </style:style>
    <style:style style:name="gr23" style:family="graphic">
      <style:graphic-properties draw:stroke="solid" draw:stroke-dash="Dashed_20__28_var_29__20_6" svg:stroke-width="0.51pt" svg:stroke-color="#000000" svg:stroke-opacity="100%" draw:stroke-linejoin="round" svg:stroke-linecap="butt" draw:fill="solid" draw:fill-color="#008000" draw:opacity="100%" draw:textarea-horizontal-align="center" draw:textarea-vertical-align="middle" fo:padding-top="0.26pt" fo:padding-bottom="0.26pt" fo:padding-left="0.26pt" fo:padding-right="0.26pt" style:run-through="background"/>
    </style:style>
    <style:style style:name="gr24" style:family="graphic">
      <style:graphic-properties draw:stroke="solid" draw:stroke-dash="Dashed_20__28_var_29__20_6" svg:stroke-width="0.51pt" svg:stroke-color="#000000" svg:stroke-opacity="100%" draw:stroke-linejoin="round" svg:stroke-linecap="butt" draw:fill="solid" draw:fill-color="#00c800" draw:opacity="100%" draw:textarea-horizontal-align="center" draw:textarea-vertical-align="middle" fo:padding-top="0.26pt" fo:padding-bottom="0.26pt" fo:padding-left="0.26pt" fo:padding-right="0.26pt"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Cap. <text:span text:style-name="T78">4</text:span>: Ripetere</text:p>
      <text:p text:style-name="P90"><text:span text:style-name="T75">C</text:span>icli - <text:span text:style-name="T75">Loops</text:span></text:p>
      <text:p text:style-name="Text_20_body"/>
      <text:p text:style-name="P41"><text:span text:style-name="T1">Introduciamo i cicli attraverso un piccolo studio geometrico. </text:span>Riprendiamo il disegno di un quadrato, <text:span text:style-name="T1">così come l'avevamo fatto a pag. 3</text:span><text:span text:style-name="T1"><text:note text:id="ftn1" text:note-class="footnote"><text:note-citation>1</text:note-citation><text:note-body><text:p text:style-name="P46">L'unica differenza rispetto al quadrato disegnato a pag. 3 è che qui, dopo avere disegnato il quarto lato, quello in basso, abbiamo lasciato la tartaruga lì, nel vertice in basso a sinistra, senza mandarla in alto, cosa che avevamo fatto a pag. 3 per poter iniziare il disegno del tetto della casa. </text:p></text:note-body></text:note></text:span><text:span text:style-name="T1">.</text:span></text:p>
      <text:p text:style-name="P41"/>
      <text:p text:style-name="P41"><draw:frame draw:style-name="fr1" draw:name="Frame17" text:anchor-type="paragraph" svg:x="12.19pt" svg:y="14.46pt" svg:width="229.75pt" draw:z-index="4"><draw:text-box fo:min-height="1.16pt"><text:p text:style-name="Standard">CLEARSCREEN</text:p><text:p text:style-name="P1">HOME</text:p><text:p text:style-name="P1">FORWARD 50mm RIGHT 90</text:p><text:p text:style-name="P1">FORWARD 50mm RIGHT 90</text:p><text:p text:style-name="P1">FORWARD 50mm RIGHT 90</text:p><text:p text:style-name="P1">FORWARD 50mm RIGHT 90</text:p><text:p text:style-name="P1"/></draw:text-box></draw:frame><draw:g text:anchor-type="paragraph" draw:z-index="5" draw:style-name="gr3"><draw:path draw:name="turtle" draw:style-name="gr6" draw:text-style-name="P92" svg:width="59.98pt" svg:height="59.98pt" svg:x="267.36pt" svg:y="149.9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gon draw:name="actual" draw:style-name="gr5" draw:text-style-name="P92" svg:width="141.73pt" svg:height="141.73pt" draw:transform="rotate (1.5707963267949) translate (297.4pt 163.4pt)" svg:viewBox="0 0 5001 5001" draw:points="0,0 5001,0 5001,5001 0,5001"><text:p/></draw:polygon></draw:g></text:p>
      <text:p text:style-name="P41"/>
      <text:p text:style-name="P41"/>
      <text:p text:style-name="P41"/>
      <text:p text:style-name="P41"/>
      <text:p text:style-name="P41"/>
      <text:p text:style-name="P41"/>
      <text:p text:style-name="P42"/>
      <text:p text:style-name="P57"/>
      <text:p text:style-name="P42"/>
      <text:p text:style-name="P42">Modifichiamo questo codice usando le variabili, che avevamo visto a pag. 17.</text:p>
      <text:p text:style-name="P42"><draw:frame draw:style-name="fr1" draw:name="Frame1" text:anchor-type="paragraph" svg:x="12.7pt" svg:y="38.86pt" svg:width="229.75pt" draw:z-index="2"><draw:text-box fo:min-height="1.16pt"><text:p text:style-name="Standard">CLEARSCREEN</text:p><text:p text:style-name="P1">HOME</text:p><text:p text:style-name="P6">L = 50mm<text:tab/>; lato del quadrato</text:p><text:p text:style-name="P6">A = 90<text:tab/><text:tab/>; angolo interno ad ogni vertice</text:p><text:p text:style-name="P1">FORWARD L RIGHT A</text:p><text:p text:style-name="P1">FORWARD L RIGHT A</text:p><text:p text:style-name="P1">FORWARD L RIGHT A</text:p><text:p text:style-name="P1">FORWARD L RIGHT A</text:p><text:p text:style-name="P1"/></draw:text-box></draw:frame></text:p>
      <text:p text:style-name="P42"><draw:g text:anchor-type="paragraph" draw:z-index="3" draw:style-name="gr3"><draw:path draw:name="turtle" draw:style-name="gr4" draw:text-style-name="P92" svg:width="59.98pt" svg:height="59.98pt" svg:x="267.36pt" svg:y="149.9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gon draw:name="actual" draw:style-name="gr5" draw:text-style-name="P92" svg:width="141.73pt" svg:height="141.73pt" draw:transform="rotate (1.5707963267949) translate (297.4pt 163.4pt)" svg:viewBox="0 0 5001 5001" draw:points="0,0 5001,0 5001,5001 0,5001"><text:p/></draw:polygon></draw:g> </text:p>
      <text:p text:style-name="P42"/>
      <text:p text:style-name="P42"/>
      <text:p text:style-name="P42"/>
      <text:p text:style-name="P42"/>
      <text:p text:style-name="P42"/>
      <text:p text:style-name="P42"/>
      <text:p text:style-name="P42"/>
      <text:p text:style-name="P42"/>
      <text:p text:style-name="P42"/>
      <text:p text:style-name="P42"><text:soft-page-break/></text:p>
      <text:p text:style-name="P43">È facile modificare questo codice per disegnare altre figure, e in particolare per disegnare poligoni regolari. <text:span text:style-name="T2">Proviamo ad esempio a costruire un </text:span><text:s/>triangolo equilatero. <text:span text:style-name="T2">Come si potrebbe fare? Facile: si toglie un lato e si aggiusta la dimensione degli angoli interni. Per fare il quadrato la tartaruga doveva girare nello stesso verso quattro volte di un angolo di 90°, per un totale di 360°. Infatti dopo avere costruito, il quadrato la tartaruga punta nuovamente nella direzione iniziale: segno che ha fatto un giro completo, ovvero che ha ruotato complessivamente di 360°. La stessa cosa dovrà accadere con qualsiasi altra figura geometrica chiusa, quindi anche con un triangolo. Siccome abbiamo deciso di costruire poligoni regolari, tutti gli angoli interni dovranno essere uguali. E poiché un triangolo ha tre angoli interni, ciascuno di questi misurerà 120° = 360°/3:</text:span></text:p>
      <text:p text:style-name="P43"/>
      <text:p text:style-name="P43"><draw:frame draw:style-name="fr1" draw:name="Frame2" text:anchor-type="paragraph" svg:x="12.7pt" svg:y="38.86pt" svg:width="229.75pt" draw:z-index="6"><draw:text-box fo:min-height="1.16pt"><text:p text:style-name="Standard">CLEARSCREEN</text:p><text:p text:style-name="P1">HOME</text:p><text:p text:style-name="P6">L = 50mm<text:tab/>; lato del quadrato</text:p><text:p text:style-name="P6">A = <text:span text:style-name="T4">120</text:span><text:tab/>; angolo interno ad ogni vertice</text:p><text:p text:style-name="P1">FORWARD L RIGHT A</text:p><text:p text:style-name="P1">FORWARD L RIGHT A</text:p><text:p text:style-name="P1">FORWARD L RIGHT A</text:p><text:p text:style-name="P1"/></draw:text-box></draw:frame><draw:g text:anchor-type="paragraph" draw:z-index="7" draw:style-name="gr3"><draw:path draw:name="turtle" draw:style-name="gr6" draw:text-style-name="P92" svg:width="59.98pt" svg:height="59.98pt" svg:x="267.39pt" svg:y="130.85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line draw:name="actual" draw:style-name="gr7" draw:text-style-name="P92" svg:width="141.73pt" svg:height="122.71pt" draw:transform="rotate (1.5707963267949) translate (297.371653543307pt 160.95pt)" svg:viewBox="0 0 5001 4330" draw:points="0,0 5001,0 2501,4330 2,0"><text:p/></draw:polyline></draw:g></text:p>
      <text:p text:style-name="P43"/>
      <text:p text:style-name="P43"/>
      <text:p text:style-name="P43"/>
      <text:p text:style-name="P43"/>
      <text:p text:style-name="P43"/>
      <text:p text:style-name="P43"/>
      <text:p text:style-name="P43"/>
      <text:p text:style-name="P43"/>
      <text:p text:style-name="P45">Proviamo invece ad aggiungere un lato. Invece di togliere dovremmo aggiungere un'istruzione <text:span text:style-name="T3">FORWARD L RIGHT A</text:span> <text:span text:style-name="T18">alla versione che produce il quadrato, m</text:span>entre per l'angolo dobbiamo calcolare 72° = 360°/5 <text:span text:style-name="T18">e inserire questo valore nel codice. Ma fermiamoci un attimo a riflettere. Stiamo imparando a manovrare una “macchina” alla quale possiamo dare istruzioni affinché faccia delle cose al posto nostro. Perché quindi dobbiamo fare un calcolo per dare i dati necessari? Non potrebbe fare tutti i calcoli lei? <text:s/>Non potremmo cambiare le cose in modo da darle le informazioni necessarie in modo più intuitivo? Lascio lo spazio qui sotto vuoto, se, tu lettore, vuoi rifletterci, prendere un appunto o provare da solo addirittura. Poi, quando vuoi, puoi passare alla pagina successiva.</text:span></text:p>
      <text:p text:style-name="P45"/>
      <text:p text:style-name="P80"><text:span text:style-name="T18">Procediamo allora introducendo la variabile </text:span><text:span text:style-name="T5">N</text:span><text:span text:style-name="T18"> per designare il numero di lati <text:s/>e poi facciamo calcolare al programma il valore dell'angolo:</text:span></text:p>
      <text:p text:style-name="P44"/>
      <text:p text:style-name="P44"><draw:frame draw:style-name="fr1" draw:name="Frame3" text:anchor-type="paragraph" svg:x="12.7pt" svg:y="38.86pt" svg:width="195.31pt" draw:z-index="8"><draw:text-box fo:min-height="137.99pt"><text:p text:style-name="Standard">CLEARSCREEN</text:p><text:p text:style-name="P1">HOME</text:p><text:p text:style-name="P6">L = 50mm<text:tab/>; lato del <text:span text:style-name="T19">poligono</text:span></text:p><text:p text:style-name="P9">N = 5<text:tab/><text:tab/>; <text:span text:style-name="T19">Numero di lati</text:span></text:p><text:p text:style-name="P6"><text:span text:style-name="T3">A = </text:span><text:span text:style-name="T6">360/N</text:span><text:tab/>; angolo interno</text:p><text:p text:style-name="P1">FORWARD L RIGHT A</text:p><text:p text:style-name="P1">FORWARD L RIGHT A</text:p><text:p text:style-name="P1">FORWARD L RIGHT A</text:p><text:p text:style-name="P2">FORWARD L RIGHT A</text:p><text:p text:style-name="P2">FORWARD L RIGHT A</text:p><text:p text:style-name="P1"/></draw:text-box></draw:frame><draw:g text:anchor-type="paragraph" draw:z-index="9" draw:style-name="gr3"><draw:path draw:name="turtle" draw:style-name="gr6" draw:text-style-name="P92" svg:width="59.98pt" svg:height="59.98pt" svg:x="238.99pt" svg:y="154.4pt" svg:viewBox="0 0 2117 2117" svg:d="M847 1288l-221 382-81-301zM1058 176l223 221-223 220-218-220zM1579 1358l-302-81 222 381zM1880 699l-427-115-269 157 426 113zM926 750l-383-221-220 383zM1499 1058l-441-441-441 441 441 441zM1058 2117zM1265 2096zM1464 2036zM1646 1939zM1806 1806zM1939 1646zM2036 1464zM2095 1265zM2117 1058zM2095 852zM2036 653zM1939 471zM1806 310zM1646 178zM1464 81zM1265 21zM1058 0zM852 21zM653 81zM471 178zM310 310zM178 471zM81 653zM21 852zM0 1058zM21 1265zM81 1464zM178 1646zM310 1806zM471 1939zM653 2036zM852 2096zM1058 1058z"><text:p/></draw:path><draw:polyline draw:name="actual" draw:style-name="gr8" draw:text-style-name="P92" svg:width="229.27pt" svg:height="218.07pt" draw:transform="rotate (1.5707963267949) translate (269.05pt 228.25pt)" svg:viewBox="0 0 8089 7694" draw:points="1543,0 6544,0 8089,4755 4045,7694 0,4755 1545,0"><text:p/></draw:polyline></draw:g></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7">Sarà facile ora divertirsi a vedere come vengono poligoni con più lati. <text:span text:style-name="T20">I calcoli li fa tutti il computer, si devono solo aggiungere istruzioni </text:span><text:span text:style-name="T7">FORWARD L RIGHT A</text:span><text:span text:style-name="T20">, tante quanti sono il numero dei lati: 3 per il triangolo equilatero, 4 per il quadrato, 5 per il pentagono, 6 per l'esagono e così via. Fino a quando? Finché ci pare, la matematica non pone limiti all'immaginazione. Ma la realtà sì: presto, andando avanti in una simile sperimentazione, incorreresti in un problema. In realtà ce ne possiamo accorgere anche solo guardando le <text:s/>figure che abbiamo appena costruito. Cosa cambia, oltre al numero dei lati, passando dal poligono a 3 lati a quello a 4, e quindi a quello a 5? Prova a immaginare, oppure prova tu stesso in un documento nuovo, copiando il codice qui sopra e eseguendolo con diversi valori di N.</text:span></text:p>
      <text:p text:style-name="P48">Vado a pagina nuova per lasciarti il tempo di pensare o provare.</text:p>
      <text:p text:style-name="P48"/>
      <text:p text:style-name="P81">Quello che succede è che, aumentando il numero di lati aumenta la superficie della figura. È intuitivo: ogni volta si aggiunge un lato, quindi il perimetro aumenta. Poiché la figura è convessa<text:note text:id="ftn2" text:note-class="footnote"><text:note-citation>2</text:note-citation><text:note-body><text:p text:style-name="P85">Detto in italiano, una figura è convessa se il suo perimetro non ha “bozze” verso l'interno.</text:p></text:note-body></text:note> la superficie non può che crescere, con l'aumentare del perimetro. Quindi, noi possiamo immaginare i poligoni che vogliamo ma se li costruiamo con il nostro codice presto usciranno dal foglio! Quindi che possiamo fare? Un'idea può essere quella di mantenere il perimetro costante. Questo significa che, se vogliamo generare figure con un numero sempre più grande di lati, dobbiamo anche diminuire progressivamente la lunghezza di questi <text:span text:style-name="T68">affinché</text:span> il perimetro <text:span text:style-name="T68">rimanga</text:span> costante. <text:span text:style-name="T21">Ci occorre una regola, che è presto detta: in un poligono regolare il perimetro si può ottenere moltiplicando la lunghezza del lato per il numero di lati. Se il lato è lungo L e il numero di lati è N, allora il perimetro è P = L*N. Questa formula ci consente di fissare il perimetro P e il numero di lati L, ricavando la lunghezza del lato: L = P/N. Scateniamoci: disegniamo un decagono regolare (10 lati) <text:s/></text:span></text:p>
      <text:p text:style-name="P48"/>
      <text:p text:style-name="P48"><draw:frame draw:style-name="fr1" draw:name="Frame4" text:anchor-type="paragraph" svg:x="12.7pt" svg:y="10.49pt" svg:width="195.31pt" draw:z-index="10"><draw:text-box fo:min-height="137.99pt"><text:p text:style-name="Standard">CLEARSCREEN</text:p><text:p text:style-name="P1">HOME</text:p><text:p text:style-name="P10">P = 200mm</text:p><text:p text:style-name="P9">N = <text:span text:style-name="T23">10</text:span><text:tab/><text:tab/>; <text:span text:style-name="T19">Numero di lati</text:span></text:p><text:p text:style-name="P10">L = P/N<text:tab/>; Lunghezza lato</text:p><text:p text:style-name="P6"><text:span text:style-name="T3">A = </text:span><text:span text:style-name="T6">360/N</text:span><text:tab/>; angolo interno</text:p><text:p text:style-name="P1">FORWARD L RIGHT A</text:p><text:p text:style-name="P1">FORWARD L RIGHT A</text:p><text:p text:style-name="P1">FORWARD L RIGHT A</text:p><text:p text:style-name="P2">FORWARD L RIGHT A</text:p><text:p text:style-name="P2">FORWARD L RIGHT A</text:p><text:p text:style-name="P3">FORWARD L RIGHT A</text:p><text:p text:style-name="P3">FORWARD L RIGHT A</text:p><text:p text:style-name="P3">FORWARD L RIGHT A</text:p><text:p text:style-name="P3">FORWARD L RIGHT A</text:p><text:p text:style-name="P3">FORWARD L RIGHT A</text:p><text:p text:style-name="P1"/></draw:text-box></draw:frame></text:p>
      <text:p text:style-name="P48"/>
      <text:p text:style-name="P48"><draw:g text:anchor-type="paragraph" draw:z-index="11" draw:style-name="gr3"><draw:polygon draw:name="actual" draw:style-name="gr9" draw:text-style-name="P92" svg:width="183.37pt" svg:height="174.36pt" draw:transform="rotate (1.5707963267949) translate (240.728346456693pt 179.45pt)" svg:viewBox="0 0 6470 6152" draw:points="2235,0 4235,0 5853,1175 6470,3076 5853,4978 4235,6152 2235,6152 617,4978 0,3076 617,1175"><text:p/></draw:polygon><draw:path draw:name="turtle" draw:style-name="gr6" draw:text-style-name="P92" svg:width="59.98pt" svg:height="59.98pt" svg:x="210.76pt" svg:y="86.06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48"/>
      <text:p text:style-name="P48"/>
      <text:p text:style-name="P48"/>
      <text:p text:style-name="P48"/>
      <text:p text:style-name="P48">-</text:p>
      <text:p text:style-name="P48"/>
      <text:p text:style-name="P48"/>
      <text:p text:style-name="P48"/>
      <text:p text:style-name="P49"/>
      <text:p text:style-name="P50">Soddisfacente no? Anche perché così stiamo mettendo a frutto l'utilità delle variabili <text:span text:style-name="T22">(pag. 26)</text:span>, che forse alla prima non ci era parsa così chiara. <text:span text:style-name="T22">Qui il fatto è evidente: possiamo inserire i dati numerici indispensabili e poi far calcolare i parametri derivati attraverso formule che utilizzano variabili simboliche.</text:span> <text:span text:style-name="T23">Una bella generalizzazione! Ma non siamo soddisfatti, a dire il vero. Infatti, per conseguire il nostro obiettivo di un un programma che disegni un poligono regolare qualsiasi siamo costretti a fare <text:s/>una cosa “sporca”: ci tocca inserire a mano tante nuove istruzioni <text:s/></text:span><text:span text:style-name="T7">FORWARD L RIGHT A</text:span><text:span text:style-name="T25"> </text:span><text:span text:style-name="T26">quanti sono i lati. Funziona, ma non è “elegante”, e l'eleganza in matematica, come nella </text:span><text:span text:style-name="T29">computer science</text:span><text:span text:style-name="T26">, non di rado si traduce in chiarezza, in maggiore facilità di risolvere problemi successivi. E qual è qui il nostro problema? Quello di dover riscrivere, o copia-incollare, più volte la stessa identica istruzione: qualcosa che stride con la bell'idea di immaginare poligoni regolar</text:span><text:span text:style-name="T28">i</text:span><text:span text:style-name="T26"> qualsivoglia... e qui vengono i “cicli”.</text:span></text:p>
      <text:p text:style-name="P52"><text:soft-page-break/>In tutti i linguaggi di programmazione esistono costrutti che consentono di ripetere più volte una stessa sequenza di istruzioni. Anzi, in tutti i linguaggi esistono più modi per ripetere sequenze di istruzioni, anche in LibreLogo! Qui, il costrutto più semplice è il seguente:</text:p>
      <text:p text:style-name="P52"/>
      <text:p text:style-name="P50"><draw:frame draw:style-name="fr1" draw:name="Frame5" text:anchor-type="paragraph" svg:x="12.7pt" svg:y="10.49pt" svg:width="195.31pt" draw:z-index="12"><draw:text-box fo:min-height="137.99pt"><text:p text:style-name="Standard">CLEARSCREEN</text:p><text:p text:style-name="P1">HOME</text:p><text:p text:style-name="P13">P = 200mm</text:p><text:p text:style-name="P16">N = <text:span text:style-name="T23">10</text:span><text:tab/><text:tab/>; <text:span text:style-name="T19">Numero di lati</text:span></text:p><text:p text:style-name="P13">L = P/N<text:tab/>; Lunghezza lato</text:p><text:p text:style-name="P6"><text:span text:style-name="T24">A = </text:span><text:span text:style-name="T27">360/N</text:span><text:tab/>; <text:span text:style-name="T50">A</text:span>ngolo interno</text:p><text:p text:style-name="P11">REPEAT N [</text:p><text:p text:style-name="P12"><text:tab/>FORWARD L RIGHT A</text:p><text:p text:style-name="P11">]</text:p><text:p text:style-name="P1"/></draw:text-box></draw:frame><draw:g text:anchor-type="paragraph" draw:z-index="13" draw:style-name="gr3"><draw:polygon draw:name="actual" draw:style-name="gr9" draw:text-style-name="P92" svg:width="183.37pt" svg:height="174.36pt" draw:transform="rotate (1.5707963267949) translate (240.728346456693pt 179.45pt)" svg:viewBox="0 0 6470 6152" draw:points="2235,0 4235,0 5853,1175 6470,3076 5853,4978 4235,6152 2235,6152 617,4978 0,3076 617,1175"><text:p/></draw:polygon><draw:path draw:name="turtle" draw:style-name="gr6" draw:text-style-name="P92" svg:width="59.98pt" svg:height="59.98pt" svg:x="210.76pt" svg:y="86.06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52"><text:s/></text:p>
      <text:p text:style-name="P51"/>
      <text:p text:style-name="P48"/>
      <text:p text:style-name="P48"/>
      <text:p text:style-name="P48"/>
      <text:p text:style-name="P48"/>
      <text:p text:style-name="P48"/>
      <text:p text:style-name="P48"/>
      <text:p text:style-name="P54">Abbiamo introdotto la novità brutalmente, all'interno di un problema, approfittando <text:span text:style-name="T69">del fatto </text:span>che in questo problema ci siamo già entrati (sperabilmente), e quindi confidando che il vantaggio sia più chiaro. <text:span text:style-name="T49">I cicli in LibreLogo si possono realizzare con l'istruzione </text:span><text:span text:style-name="T12">REPEAT</text:span><text:span text:style-name="T49">, come nell'esempio precedente. Avremmo potuto anche scrivere </text:span><text:span text:style-name="T12">REPEAT 10 [ FORWARD 20 RIGHT 36 ]</text:span><text:span text:style-name="T49">: tutte le istruzioni che compaiono fra parentesi vengono ripetute tante volte quanto indicato dal numero dopo </text:span><text:span text:style-name="T12">REPEAT</text:span><text:span text:style-name="T49">, </text:span><text:span text:style-name="T12">10</text:span><text:span text:style-name="T49"> in questo caso. Poiché “all'interno di un </text:span><text:span text:style-name="T12">REPEAT</text:span><text:span text:style-name="T49">” possono essere incluse anche mote istruzioni, queste possono essere anche incolonnate, scrivendo </text:span><text:span text:style-name="T12">REPEAT [</text:span><text:span text:style-name="T49"> nella prima riga, ponendo le varie istruzioni da ripetere nelle righe sottostanti e scrivendo la parentesi quadra di chiusura </text:span><text:span text:style-name="T12">]</text:span><text:span text:style-name="T49"> nell'ultima riga, come abbiamo fatto nell'esempio del decagono e nei successivi che seguono. In tutti questi esempi abbiamo anche usato le variabili, per indicare il numero di ripetizioni e gli argomenti degli spostamenti e dei mutamenti di direzione.</text:span> <text:span text:style-name="T51">Questo ci consente sperimentare il codice con parametri diversi, molto facilmente, per esempio per costruire poligoni con più lati. Vediamo per esempio come viene con 20 lati...</text:span></text:p>
      <text:p text:style-name="P53"/>
      <text:p text:style-name="P53"><draw:frame draw:style-name="fr1" draw:name="Frame6" text:anchor-type="paragraph" svg:x="12.7pt" svg:y="10.49pt" svg:width="195.31pt" draw:z-index="14"><draw:text-box fo:min-height="137.99pt"><text:p text:style-name="Standard">CLEARSCREEN</text:p><text:p text:style-name="P1">HOME</text:p><text:p text:style-name="P13">P = 200mm</text:p><text:p text:style-name="P16">N = <text:span text:style-name="T36">20</text:span><text:tab/><text:tab/>; <text:span text:style-name="T19">Numero di lati</text:span></text:p><text:p text:style-name="P13">L = P/N<text:tab/>; Lunghezza lato</text:p><text:p text:style-name="P6"><text:span text:style-name="T24">A = </text:span><text:span text:style-name="T27">360/N</text:span><text:tab/>; angolo interno</text:p><text:p text:style-name="P11">REPEAT N [</text:p><text:p text:style-name="P12"><text:tab/>FORWARD L RIGHT A</text:p><text:p text:style-name="P11">]</text:p><text:p text:style-name="P1"/></draw:text-box></draw:frame><draw:path text:anchor-type="paragraph" draw:z-index="1" draw:name="turtle" draw:style-name="gr2" draw:text-style-name="P92" svg:width="59.98pt" svg:height="59.98pt" svg:x="210.61pt" svg:y="65.34pt" svg:viewBox="0 0 2117 2117" svg:d="M847 1288l-221 382-81-301zM1058 176l223 221-223 220-218-220zM1579 1358l-302-81 222 381zM1880 699l-427-115-269 157 426 113zM926 750l-383-221-220 383zM1499 1058l-441-441-441 441 441 441zM1058 2117zM1265 2095zM1464 2036zM1646 1939zM1806 1806zM1939 1646zM2036 1464zM2096 1265zM2117 1058zM2095 852zM2036 653zM1939 471zM1806 310zM1646 178zM1464 81zM1265 21zM1058 0zM852 21zM653 81zM471 178zM310 310zM178 471zM81 653zM21 852zM0 1058zM21 1265zM81 1464zM178 1646zM310 1806zM471 1939zM653 2036zM852 2096zM1058 1058z"><text:p/></draw:path><draw:polygon text:anchor-type="paragraph" draw:z-index="0" draw:name="actual" draw:style-name="gr1" draw:text-style-name="P92" svg:width="178.92pt" svg:height="178.92pt" draw:transform="rotate (1.5707963267949) translate (240.785039370079pt 170.65pt)" svg:viewBox="0 0 6313 6313" draw:points="2656,0 3657,0 4607,309 5417,896 6004,1706 6313,2656 6313,3657 6004,4607 5417,5417 4607,6004 3657,6313 2656,6313 1706,6004 896,5417 309,4607 0,3657 0,2656 309,1706 896,896 1706,309"><text:p/></draw:polygon></text:p>
      <text:p text:style-name="P53"/>
      <text:p text:style-name="P53"/>
      <text:p text:style-name="P53"/>
      <text:p text:style-name="P53"/>
      <text:p text:style-name="P53"/>
      <text:p text:style-name="P53"/>
      <text:p text:style-name="P53"/>
      <text:p text:style-name="P74"><text:soft-page-break/>È anche evidente il vantaggio di scrivere in pochissime istruzioni un codice che senza il <text:span text:style-name="T3">REPEAT</text:span> ne richiederebbe moltissime. Si immagini qualcosa che si debba ripetere 100 o <text:span text:style-name="T70">1000</text:span> volte! </text:p>
      <text:p text:style-name="P60">Sarebbe interessante vedere la progressione dei poligoni regolari al crescere del numero di lati. </text:p>
      <text:p text:style-name="P62">Programming languages should have a “low floor” and a “high ceiling”</text:p>
      <text:p text:style-name="P61"><text:span text:style-name="T52">Questa frase viene attribuita a Seymour Papert: i linguaggi di programmazione dovrebbero avere un pavimento basso e un soffitto alto. Ovvero: devono essere facili per chi inizia ma poi non devono porre limiti. Logo, e naturalmente LibreLogo, è concepito per avviare al pensiero computazionale (e matematico) i più piccoli, ma può essere usato </text:span><text:span text:style-name="T53">an</text:span><text:span text:style-name="T52">che per obiettivi didattici molto più complessi. </text:span>Il semplice codice che abbiamo creato contiene l'embrione di quella che potrebbe essere un'interessante e intuitiva introduzione dei concetti di infinito e infinitesimo, quando, nelle scuole secondarie di II grado si affrontano i limiti, le cui definizioni sono comprese, nella sostanza, da una percentuale piccolissima di studenti. Quei limiti che recuperano un po' di concretezza quando se ne imparano le prime applicazioni, <text:span text:style-name="T72">per esempio </text:span>attraverso il concetto di derivata. Ma tutto l'argomento resta, nella maggior parte dei casi, un territorio piuttosto ostile. Eppure è un territorio importantissimo – <text:span text:style-name="T72">per </text:span>coloro che si affacceranno allo studio della matematica e della fisica prenderà il nome di “analisi matematica”. <text:s/>Ed è proprio dove appare l'infinito che la matematica si fa interessante e, perché no?, immaginifica. In fin dei conti la matematica è l'unico ambito dello scibile dove l'uomo, limitato in tutto e per tutto, riesce in qualche modo a mettere il guinzaglio all'infinito. Purtroppo, il primo contatto che gli studenti hanno con quello che potrebbe essere altrimenti una sorta di paese delle meraviglie, è disperatamente formale, racchiuso in diciture che finiscono per essere imparate a memoria senza lasciare alcuna traccia, che non sia un senso di frustrazione che si traduce nella consueta e ingiustificata consapevolezza di “non essere tagliati per la matematica”. <text:span text:style-name="T55">L'esperienza concreta su come si possano disegnare dei poligoni regolari, toccando con mano il fatto che facendo crescere il numero di lati cresce il <text:s/>perimetro, e constatando come invece si possa fare crescere indefinitamente tale numero rimpicciolendo i lati e lasciando così fermo il perimetro, potrebbe essere articolato in maniera da far scaturire i concetti di infinito e infinitesimo naturalmente e intuitivamente. Niente di formalmente rigoroso ma la comprensione dei concetti non scaturisce tanto dalle esposizioni formali quanto dall'associazione con concetti già noti. Nell'esempio che segue accenniamo a un percorso del genere, cogliendo l'occasione per aggiungere qualche particolare.</text:span></text:p>
      <text:p text:style-name="P59"><text:span text:style-name="T55">Proviamo quindi</text:span> a <text:span text:style-name="T37">disegnare una sequenza di poligoni regolari con un numero crescente di lati. Tu come faresti? L' esempio a pagina nuova.</text:span></text:p>
      <text:p text:style-name="P58"/>
      <text:p text:style-name="P58"/>
      <text:p text:style-name="P82"><draw:frame draw:style-name="fr2" draw:name="Frame8" text:anchor-type="paragraph" svg:x="3.2pt" svg:y="5.7pt" svg:width="279.41pt" draw:z-index="16"><draw:text-box fo:min-height="1.16pt"><text:p text:style-name="P55">Per creare la successione di poligoni ricorriamo ad un ulteriore ciclo che contiene il precedente. Si parla in questo caso di “cicli annidati” (“nested cycles”). <text:span text:style-name="T44">Oltre a questo, qui abbiamo fatto uso della variabile speciale </text:span><text:span text:style-name="T11">REPCOUNT</text:span><text:span text:style-name="T44">, che LibreLogo mette a disposizione come contatore delle ripetizioni di un ciclo.</text:span></text:p></draw:text-box></draw:frame><draw:path text:anchor-type="paragraph" draw:z-index="15" draw:name="actual" draw:style-name="gr10" draw:text-style-name="P92" svg:width="693.38pt" svg:height="44.76pt" draw:transform="rotate (1.5707963267949) translate (323.250000000001pt 699.45pt)" svg:viewBox="0 0 24462 1580" svg:d="M22795 2h1667l-833 1443-832-1443M20325 0h1251v1251h-1251zM17858 0h1000l308 951-809 587-810-587 309-951M15386 0h833l416 721-416 722h-833l-416-722zM12919 0h714l445 559-159 697-644 310-644-310-159-697zM10448 2h624l443 443v624l-443 443h-624l-443-443v-624zM7980 0h555l426 356 97 547-277 482-522 190-523-190-277-482 98-547 425-356M5510 0h500l404 295 155 476-155 476-404 295h-500l-404-295-155-476 155-476zM3041 0h455l383 245 189 413-66 450-298 344-436 128-435-128-298-344-66-450 189-413zM570 2h416l362 208 208 362v416l-208 361-362 209h-416l-362-209-208-361v-416l208-362z"><text:p/></draw:path></text:p>
      <text:p text:style-name="P21"/>
      <text:p text:style-name="P21"/>
      <text:p text:style-name="P21"/>
      <text:p text:style-name="P22"/>
      <text:p text:style-name="P22"/>
      <text:p text:style-name="P21"/>
      <text:p text:style-name="P34"/>
      <text:p text:style-name="P21"><draw:frame draw:style-name="fr3" draw:name="Frame7" text:anchor-type="paragraph" svg:x="5.61pt" svg:y="2.15pt" svg:width="287.94pt" draw:z-index="27"><draw:text-box fo:min-height="519.31pt"><text:p text:style-name="P38">CLEARSCREEN<text:tab/>; <text:span text:style-name="T42">pulisco il foglio</text:span></text:p><text:p text:style-name="P5">HOME<text:tab/><text:tab/><text:tab/>; <text:span text:style-name="T42">tartaruga a casa</text:span></text:p><text:p text:style-name="P5"/><text:p text:style-name="P27">PENUP<text:tab/><text:tab/>; <text:span text:style-name="T42">alzo la penna</text:span></text:p><text:p text:style-name="P27">PEN<text:span text:style-name="T39">SIZE 2<text:tab/><text:tab/>; un tratto un po' più spesso</text:span></text:p><text:p text:style-name="P15">P = <text:span text:style-name="T39">50</text:span>mm<text:tab/><text:tab/>; <text:span text:style-name="T42">perimetro poligoni</text:span></text:p><text:p text:style-name="P8"/><text:p text:style-name="P24">REPEAT <text:span text:style-name="T40">10</text:span> [<text:tab/><text:tab/>; <text:span text:style-name="T42">ciclo su 10 poligoni</text:span></text:p><text:p text:style-name="P24"/><text:p text:style-name="P24">; <text:span text:style-name="T42">Qui uso il <text:s/>contatore dei cicli </text:span><text:span text:style-name="T9">REPCOUNT</text:span></text:p><text:p text:style-name="P24">; <text:span text:style-name="T42">che parte da 1 e viene incrementato </text:span></text:p><text:p text:style-name="P37">; automaticamente di 1 a ogni ciclo.</text:p><text:p text:style-name="P37">; Lo uso per calcolare il numero di lati N dei</text:p><text:p text:style-name="P37">; poligoni, partendo da N = 3: quando</text:p><text:p text:style-name="P24">; <text:span text:style-name="T9">REPCOUNT</text:span><text:span text:style-name="T42"> vale 1 allora N deve valere 3</text:span></text:p><text:p text:style-name="P24"/><text:p text:style-name="P18"><text:span text:style-name="T38"><text:tab/>N = </text:span><text:span text:style-name="T8">REPCOUNT</text:span><text:span text:style-name="T38">+2</text:span></text:p><text:p text:style-name="P24"><text:tab/>L = P/N<text:tab/>; <text:span text:style-name="T42">lunghezza lato</text:span></text:p><text:p text:style-name="P24"><text:tab/>A = 360/N<text:tab/>; <text:span text:style-name="T42">ampiezza angolo</text:span></text:p><text:p text:style-name="P24"/><text:p text:style-name="P24">; <text:span text:style-name="T42">Qui uso il contatore </text:span><text:span text:style-name="T9">REPCOUNT</text:span><text:span text:style-name="T42"> per fissare</text:span></text:p><text:p text:style-name="P24">; <text:span text:style-name="T42">la posizione di ciascun poligono, partendo</text:span></text:p><text:p text:style-name="P24">; <text:span text:style-name="T42">dall'alto verso il basso. Per comprendere il </text:span></text:p><text:p text:style-name="P24">; <text:span text:style-name="T42">valore di questi numeri vedi pag. 29 e seg. </text:span></text:p><text:p text:style-name="P24"/><text:p text:style-name="P24"><text:tab/><text:span text:style-name="T41">POSITION [380, 110+(</text:span><text:span text:style-name="T10">REPCOUNT</text:span><text:span text:style-name="T41">-1)*70]</text:span></text:p><text:p text:style-name="P29"><text:tab/>HEADING 0<text:tab/>; <text:span text:style-name="T43">punto in all'inizio di ogni pol.</text:span></text:p><text:p text:style-name="P24"><text:tab/><text:span text:style-name="T41">PENDOWN<text:tab/>; calo la penna</text:span></text:p><text:p text:style-name="P24"/><text:p text:style-name="P24">;<text:tab/><text:span text:style-name="T43">Disegno il poligono</text:span></text:p><text:p text:style-name="P24"/><text:p text:style-name="P31"><text:tab/>REPEAT N [<text:tab/>; <text:span text:style-name="T48">ciclo sui lati del poligono</text:span></text:p><text:p text:style-name="P5"><text:tab/><text:tab/>FORWARD L RIGHT A</text:p><text:p text:style-name="P31"><text:tab/>]</text:p><text:p text:style-name="P31"><text:tab/><text:span text:style-name="T41">PENUP<text:tab/>; alzo la penna</text:span></text:p><text:p text:style-name="P24">]</text:p><text:p text:style-name="P34">HIDETURTLE</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1"/>
      <text:p text:style-name="P21"/>
      <text:p text:style-name="P32"/>
      <text:p text:style-name="P32"/>
      <text:p text:style-name="P32"><draw:frame draw:style-name="fr2" draw:name="Frame9" text:anchor-type="paragraph" svg:x="5.61pt" svg:y="1.96pt" svg:width="274.76pt" draw:z-index="17"><draw:text-box fo:min-height="1.16pt"><text:p text:style-name="P32">Proviamo ora a aggiungere un'altra colonna di poligoni, a fianco della precedente.</text:p></draw:text-box></draw:frame></text:p>
      <text:p text:style-name="P32"/>
      <text:p text:style-name="P32"/>
      <text:p text:style-name="P32"/>
      <text:p text:style-name="P32"/>
      <text:p text:style-name="P33"><draw:frame draw:style-name="fr2" draw:name="Frame10" text:anchor-type="paragraph" svg:x="3.71pt" svg:y="5.7pt" svg:width="272.15pt" draw:z-index="19"><draw:text-box fo:min-height="1.16pt"><text:p text:style-name="Text_20_body">Ne<text:span text:style-name="T48">l</text:span> codice qui sotto abbiamo aggiunto un ulteriore ciclo che serve a ripetere una seconda colonna di poligoni. <text:span text:style-name="T47">Qui abbiamo dovuto introdurre una variabile REPCOUNT2 per memorizzare il contatore del ciclo più esterno, perché quando siamo all'interno del ciclo sui poligoni, per determinare la posizione di ciascuno di essi, abbiamo bisogno di ambedue i contatori. </text:span></text:p><text:p text:style-name="P56">Un'altra novità è costituita dal carattere <text:span text:style-name="T3">~</text:span> (si chiama tilde) che in LibreLogo consente di interrompere un'istruzione e continuarla nella riga seguente.</text:p></draw:text-box></draw:frame><draw:path text:anchor-type="paragraph" draw:z-index="18" draw:name="actual" draw:style-name="gr11" draw:text-style-name="P92" svg:width="553.01pt" svg:height="114.97pt" draw:transform="rotate (1.5707963267949) translate (323.250000000001pt 615.800000000001pt)" svg:viewBox="0 0 19510 4057" svg:d="M17844 2h1666l-832 1443-833-1443M15378 2h1250v1250h-1250zM12908 2h1000l309 951-810 587-809-587 308-951M10437 2h832l417 721-417 722h-832l-416-722zM7967 0h715l444 559-158 697-644 310-644-310-159-697zM5496 2h625l442 443v624l-442 443h-625l-442-443v-624zM3029 2h555l425 356 97 547-277 481-522 191-522-191-277-481 97-547 425-356M559 2h499l404 294 155 477-155 476-404 294h-499l-404-294-155-476 155-477zM18022 2471h455l383 245 188 413-65 450-298 344-436 129-435-129-299-344-65-450 189-413zM15550 2471h417l361 208 208 362v416l-208 362-361 208h-417l-361-208-208-362v-416l208-362zM13081 2469h385l340 179 219 315 46 381-136 360-288 256-374 92-374-92-287-256-136-360 46-381 219-317 340-178M10612 2471h356l321 155 222 279 80 348-80 347-222 279-321 155h-356l-321-155-223-279-79-347 79-348 223-279zM8142 2471h333l306 136 222 247 102 317-35 332-166 289-270 196-326 69-326-69-270-196-166-289-35-332 102-317 222-247 305-136M5674 2471h313l289 120 220 221 120 289v312l-120 289-220 221-289 120h-313l-289-120-220-221-120-289v-312l120-289 220-221zM3203 2471h295l273 106 217 198 131 262 26 293-81 282-178 235-251 155-289 55-289-55-251-155-176-235-81-282 28-293 131-262 217-198 275-106M736 2471h276l262 95 213 179 139 240 48 273-48 273-139 240-213 178-262 96h-276l-262-96-213-178-139-240-48-273 48-273 139-240 213-179z"><text:p/></draw:path><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draw:frame draw:style-name="fr3" draw:name="Frame11" text:anchor-type="paragraph" svg:x="-0.79pt" svg:y="14.46pt" svg:width="295.91pt" draw:z-index="20"><draw:text-box fo:min-height="408.9pt"><text:p text:style-name="P35">CLEARSCREEN</text:p><text:p text:style-name="P4">HOME</text:p><text:p text:style-name="P26">PENUP</text:p><text:p text:style-name="P26">PEN<text:span text:style-name="T39">SIZE 2</text:span></text:p><text:p text:style-name="P14">P = <text:span text:style-name="T39">50</text:span>mm</text:p><text:p text:style-name="P19">NP = 8</text:p><text:p text:style-name="P17">PENUP</text:p><text:p text:style-name="P7"/><text:p text:style-name="P28">REPEAT 2 [<text:tab/><text:tab/><text:tab/>; <text:span text:style-name="T47">ciclo sulle colonne</text:span></text:p><text:p text:style-name="P28"/><text:p text:style-name="P28">; <text:span text:style-name="T47">memorizzo in REPCOUNT2 il contatore del ciclo</text:span></text:p><text:p text:style-name="P28">; <text:span text:style-name="T48">esterno sulle colonne di poligoni</text:span></text:p><text:p text:style-name="P28"/><text:p text:style-name="P28"><text:tab/><text:span text:style-name="T45">REPCOUNT2 =REPCOUNT</text:span></text:p><text:p text:style-name="P23"><text:tab/>REPEAT <text:span text:style-name="T46">NP</text:span> [<text:tab/><text:tab/>; <text:span text:style-name="T47">ciclo sui poligoni</text:span></text:p><text:p text:style-name="P20"><text:tab/><text:tab/>N = (REPCOUNT2-1)*NP+REPCOUNT+2</text:p><text:p text:style-name="P23"><text:tab/><text:tab/>L = P/N</text:p><text:p text:style-name="P23"><text:tab/><text:tab/>A = 360/N</text:p><text:p text:style-name="P23"><text:tab/><text:tab/><text:span text:style-name="T41">POSITION [380+(REPCOUNT2-1)*70, ~</text:span></text:p><text:p text:style-name="P26"><text:tab/><text:tab/><text:tab/>110+(REPCOUNT-1)*70 ~</text:p><text:p text:style-name="P26"><text:tab/><text:tab/><text:tab/>-(REPCOUNT2-1)*5]</text:p><text:p text:style-name="P28"><text:tab/><text:tab/>HEADING 0</text:p><text:p text:style-name="P23"><text:tab/><text:tab/><text:span text:style-name="T41">PENDOWN</text:span></text:p><text:p text:style-name="P30"><text:tab/><text:tab/>REPEAT N [<text:tab/>; <text:span text:style-name="T47">ciclo sui lati del poligono</text:span></text:p><text:p text:style-name="P4"><text:tab/><text:tab/><text:tab/>FORWARD L RIGHT A</text:p><text:p text:style-name="P30"><text:tab/><text:tab/>]</text:p><text:p text:style-name="P30"><text:tab/><text:tab/><text:span text:style-name="T41">PENUP</text:span></text:p><text:p text:style-name="P23"><text:tab/>]</text:p><text:p text:style-name="P36">]</text:p><text:p text:style-name="P36">HIDETURTLE</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3">Così, disegnando poligoni, ci troviamo nei pressi del cerchio, che può essere visto in una luce nuova: come un poligono che ha infiniti lati infinitamente piccini. Conducendo pazientemente gli studenti in un'esercitazione del genere si potrebbero <text:span text:style-name="T56">fare varie</text:span> considerazioni interessanti.</text:p>
      <text:p text:style-name="P63"><text:span text:style-name="T56">Un'osservazione sulla scrittura del codice. Negli esempi precedenti abbiamo incolonnato le istruzioni in maniera particolare, usando la tabulazione (rientro, </text:span><text:span text:style-name="T31">indenting</text:span><text:span text:style-name="T56">) così da mettere in evidenza i diversi cicli: </text:span><text:s/><text:span text:style-name="T57">una tabulazione per le istruzioni nel ciclo più esterno (</text:span><text:span text:style-name="T13">REPEAT 2</text:span><text:span text:style-name="T57">), due tabulazioni nel ciclo sui poligoni (</text:span><text:span text:style-name="T13">REPEAT NP</text:span><text:span text:style-name="T57">) e tre tabulazioni nel ciclo più interno sui lati di ogni poligono (</text:span><text:span text:style-name="T13">REPEAT N</text:span><text:span text:style-name="T57">). In questo modo la struttura del codice è subito chiara. La presenza delle tabulazioni non influenza in alcun modo la funzionalità del programma in LibreLogo, serve solo a facilitare la leggibilità del codice. Non è sempre così con gli altri linguaggi di programmazione. Per esempio con il linguaggio Python la tabulazione influenza il comportamento del codice. In generale, è comunque molto importante scrivere il codice in modo chiaro e ordinato, intercalando i blocchi di codice con spazi, commenti e usando le tabulazioni.</text:span></text:p>
      <text:p text:style-name="P64">L'istruzione <text:span text:style-name="T3">REPEAT</text:span> può essere usata anche senza l'argomento che specifica il numero dei cicli, ad esempio si potrebbe scrivere <text:span text:style-name="T14">REPEAT [ FORWARD 100 RIGHT 90 ]</text:span><text:span text:style-name="T58">. In questo modo quello che si ottiene è un quadrato ma in realtà il programma rimane apparentemente bloccato, senza che si riesca più ad agire sul documento. Dico apparentemente perché quello che in realtà succede è che la tartaruga continua a disegnare il contorno del quadrato infinite volte. Infatti, se non si specifica il numero di cicli dopo </text:span><text:span text:style-name="T14">REPEAT</text:span><text:span text:style-name="T58">, il programma continua a ripetere cicli all'infinito! Se succede una cosa del genere si deve agire mediante il tasto di stop <text:s/></text:span><text:span text:style-name="T58"><draw:frame draw:style-name="fr4" draw:name="Image1" text:anchor-type="as-char" svg:width="29pt" svg:height="29pt" draw:z-index="21"><draw:image xlink:href="Pictures/100000000000001D0000001DC18DCF12.png" xlink:type="simple" xlink:show="embed" xlink:actuate="onLoad"/></draw:frame></text:span><text:span text:style-name="T58"> per recuperare il controllo del documento. Questo è un fatto interessante che getta un po' di luce su quelle circostanze che spesso vengono confinate nell'idea che il computer “si <text:s/>è bloccato”. In realtà spesso non si è affatto bloccato ma lavora alacremente, magari, come in questo caso, ripetendo una stessa sequenza di operazioni all'infinito oppure per un numero molto grande di volte. Si tratta di condizioni particolari, che facilmente dipendono da comportamenti scorretti dell'utente (per esempio per avere aperto troppi processi: finestre) o da errori di programmazione (</text:span><text:span text:style-name="T32">bug</text:span><text:span text:style-name="T58">) di chi ha scritto il software.</text:span></text:p>
      <text:p text:style-name="P65">Oltre a REPEAT esistono altre istruzioni per eseguire i cicli ma richiedono la conoscenza di costrutti che dobbiamo ancora affrontare. </text:p>
      <text:p text:style-name="P65"/>
      <text:h text:style-name="Heading_20_5" text:outline-level="5">Operazioni aritmetiche</text:h>
      <text:p text:style-name="Text_20_body"/>
      <text:p text:style-name="P72">Negli esempi precedenti, un po' in sordina, insieme alle variabili abbiamo introdotto le operazioni aritmetiche: la tartaruga disegna ma sa anche fare calcoli. <text:span text:style-name="T61">Ecco le operazioni aritmetiche che si possono fare in <text:s/>LibreLogo:</text:span></text:p>
      <text:p text:style-name="P72"/>
      <text:p text:style-name="P72"/>
      <text:p text:style-name="P72"/>
      <text:p text:style-name="P72"/>
      <table:table table:name="Table1" table:style-name="Table1">
        <table:table-column table:style-name="Table1.A"/>
        <table:table-column table:style-name="Table1.B"/>
        <table:table-column table:style-name="Table1.C"/>
        <text:soft-page-break/>
        <table:table-row>
          <table:table-cell table:style-name="Table1.A1" office:value-type="string">
            <text:p text:style-name="P88">Simbolo operazione</text:p>
          </table:table-cell>
          <table:table-cell table:style-name="Table1.A1" office:value-type="string">
            <text:p text:style-name="P88">Risultato</text:p>
          </table:table-cell>
          <table:table-cell table:style-name="Table1.C1" office:value-type="string">
            <text:p text:style-name="P88">Esempio</text:p>
          </table:table-cell>
        </table:table-row>
        <table:table-row>
          <table:table-cell table:style-name="Table1.A2" office:value-type="string">
            <text:p text:style-name="P86">+</text:p>
          </table:table-cell>
          <table:table-cell table:style-name="Table1.A2" office:value-type="string">
            <text:p text:style-name="P86">Somma</text:p>
          </table:table-cell>
          <table:table-cell table:style-name="Table1.C2" office:value-type="string">
            <text:p text:style-name="P86">10 + 3 = 113</text:p>
          </table:table-cell>
        </table:table-row>
        <table:table-row>
          <table:table-cell table:style-name="Table1.A2" office:value-type="string">
            <text:p text:style-name="P87">-</text:p>
          </table:table-cell>
          <table:table-cell table:style-name="Table1.A2" office:value-type="string">
            <text:p text:style-name="P86">Sottrazione</text:p>
          </table:table-cell>
          <table:table-cell table:style-name="Table1.C2" office:value-type="string">
            <text:p text:style-name="P86">10 – 3 = 7</text:p>
          </table:table-cell>
        </table:table-row>
        <table:table-row>
          <table:table-cell table:style-name="Table1.A2" office:value-type="string">
            <text:p text:style-name="P87">*</text:p>
          </table:table-cell>
          <table:table-cell table:style-name="Table1.A2" office:value-type="string">
            <text:p text:style-name="P86">Moltiplicazione</text:p>
          </table:table-cell>
          <table:table-cell table:style-name="Table1.C2" office:value-type="string">
            <text:p text:style-name="P86">10 * 3 = 30</text:p>
          </table:table-cell>
        </table:table-row>
        <table:table-row>
          <table:table-cell table:style-name="Table1.A2" office:value-type="string">
            <text:p text:style-name="P87">/</text:p>
          </table:table-cell>
          <table:table-cell table:style-name="Table1.A2" office:value-type="string">
            <text:p text:style-name="P86">Divisione</text:p>
          </table:table-cell>
          <table:table-cell table:style-name="Table1.C2" office:value-type="string">
            <text:p text:style-name="P39"><text:s/><text:span text:style-name="T61">10 / 3 = </text:span><text:span text:style-name="T62">3.3333333333333335</text:span></text:p>
          </table:table-cell>
        </table:table-row>
        <table:table-row>
          <table:table-cell table:style-name="Table1.A2" office:value-type="string">
            <text:p text:style-name="P87">//</text:p>
          </table:table-cell>
          <table:table-cell table:style-name="Table1.A2" office:value-type="string">
            <text:p text:style-name="P86">Quoziente (intero)</text:p>
          </table:table-cell>
          <table:table-cell table:style-name="Table1.C2" office:value-type="string">
            <text:p text:style-name="P86">10 // 3 = 3</text:p>
          </table:table-cell>
        </table:table-row>
        <table:table-row>
          <table:table-cell table:style-name="Table1.A2" office:value-type="string">
            <text:p text:style-name="P87">%</text:p>
          </table:table-cell>
          <table:table-cell table:style-name="Table1.A2" office:value-type="string">
            <text:p text:style-name="P86">Resto (modulo)</text:p>
          </table:table-cell>
          <table:table-cell table:style-name="Table1.C2" office:value-type="string">
            <text:p text:style-name="P86">10 % 3 = 1</text:p>
          </table:table-cell>
        </table:table-row>
        <table:table-row>
          <table:table-cell table:style-name="Table1.A2" office:value-type="string">
            <text:p text:style-name="P87">**</text:p>
          </table:table-cell>
          <table:table-cell table:style-name="Table1.A2" office:value-type="string">
            <text:p text:style-name="P86">Elevamento a potenza</text:p>
          </table:table-cell>
          <table:table-cell table:style-name="Table1.C2" office:value-type="string">
            <text:p text:style-name="P86">10 ** 3 = 1000</text:p>
          </table:table-cell>
        </table:table-row>
      </table:table>
      <text:p text:style-name="P72"/>
      <text:p text:style-name="P73">È possibile un impiego marginale interessante: s<text:span text:style-name="T73">e s</text:span>i sta scrivendo un documento qaulasiasi in Writer, e LibreLogo è attivo, <text:span text:style-name="T73">volendo </text:span>si ha disposizione <text:span text:style-name="T73">anche </text:span>una calcolatrice. <text:span text:style-name="T73">Con l'occasione, anticipiamo l'istruzione </text:span><text:span text:style-name="T15">LABEL “pippo”</text:span><text:span text:style-name="T65"> che </text:span><text:s/><text:span text:style-name="T65">scrive il testo “pippo” nel punto in cui si trova la tartaruga. Se invece si ha una variabile, per esempo di nome A, e se ne vuole scrivere il contenuto nel documento, allora baasta eseguire </text:span><text:span text:style-name="T66">LABEL A</text:span><text:span text:style-name="T65">. Bene, facciamo ora un esempio di uso di LibreLogo come calcolatrice. Supponiamo che si voglia calcolare il 21% di 127. Si scrive il seguente pezzetto di codice...</text:span></text:p>
      <text:p text:style-name="Standard">A = 127</text:p>
      <text:p text:style-name="Standard">B = 21</text:p>
      <text:p text:style-name="Standard">LABEL <text:span text:style-name="T65">B/A</text:span>*100</text:p>
      <text:p text:style-name="Standard"/>
      <text:p text:style-name="Text_20_body"><text:span text:style-name="T73">e lo si esegue: la tartaruga scrive </text:span><text:s/><text:span text:style-name="T62">16.535433070866144. </text:span><text:span text:style-name="T63">Bene, il risultato è 16.5%. </text:span><text:span text:style-name="T64">Da questo p</text:span><text:span text:style-name="T63">ossiamo prendere il numero di decimali che ci fa comodo. Vedremo in seguito come troncare i decimali in LibreLogo o fare altre operazioni, anche molto più sofisticate. </text:span></text:p>
      <text:p text:style-name="P40"/>
      <text:p text:style-name="P74"/>
      <text:h text:style-name="P91" text:outline-level="5">Un accorgimento per trovare gli errori – la tartaruga troppo veloce!</text:h>
      <text:p text:style-name="Text_20_body"/>
      <text:p text:style-name="P79">Non capita mai di scrivere il codice senza errori. Nello sviluppo di un software occorre sempre conteggiare anche il tempo necessario per individuare togliere gli errori. È sempre un'operazione onerosa e per ripulire veramente un software da tutti gli errori possono occorrere anni, <text:span text:style-name="T76">con un processo di comunicazione continua fra chi ha scritto il software e chi lo usa. Si deve ovviamente cercare di pensare bene prima e evitare di commettere errori ma poi è normale commetterli. </text:span>In gergo un errore si chiama “<text:span text:style-name="T30">bug</text:span>” (baco) e l'operazione di ricerca <text:span text:style-name="T76">e correzione si chiama “</text:span><text:span text:style-name="T35">debugging</text:span><text:span text:style-name="T54">”. Le tecniche di </text:span><text:span text:style-name="T35">debugging</text:span><text:span text:style-name="T54"> sono molto varie e anche molto sofisticate. Nel caso di LibreLogo, che produce grafica, può essere utile seguire attentamente il percorso fatto dalla tartaruga, che magari non è affatto quello che ci eravamo prefigurati. In primo luogo è utile rendere visibile la tartaruga, anche perché così, oltre a seguirla meglio con lo sguardo, si rallenta un po' il disegno. Tuttavia può non bastare e, se il disegno è troppo intricato, è facile perderne le tracce. Ebbene, qui torna utile</text:span><text:span text:style-name="T77"> l'istruzione </text:span><text:span text:style-name="T17">SLEEP</text:span><text:span text:style-name="T77">, che si usa con un argomento che dice per quanto tempo la tartaruga deve dormire (to sleep in inglese significa dormire). Questo tempo deve essere espresso in millisecondi (msec), quindi se scrivo </text:span><text:span text:style-name="T17">SLEEP 1000</text:span><text:span text:style-name="T77">, la tartaruga se ne sta ferma per 1000 msec, </text:span><text:soft-page-break/><text:span text:style-name="T77">ovvero per un secondo. Si tratta quindi semplicemente di piazzare delle istruzioni </text:span><text:span text:style-name="T17">SLEEP 1000</text:span><text:span text:style-name="T77"> qua e là, in maniera da rallentare adeguatamente il disegno. Ho scritto 1000 ma è un valore indicativo. Occorre andare un po' per tentativi perché dipende dalla velocità del computer, da quante altre cose sta facendo e dalla complicazione del disegno.</text:span> </text:p>
      <text:p text:style-name="P79"/>
      <text:h text:style-name="Heading_20_5" text:outline-level="5">Esercizi</text:h>
      <text:p text:style-name="Text_20_body"/>
      <text:p text:style-name="P65">Può convenire cimentarsi in qualche esercizio, prima di andare avanti. <text:span text:style-name="T60">Una soluzione degli esercizi può essere richiesta al sottoscritto: </text:span><text:a xlink:type="simple" xlink:href="mailto:arf@unifi.it" text:style-name="Internet_20_link"><text:span text:style-name="T60">arf@unifi.it</text:span></text:a><text:span text:style-name="T60">. Si faccia caso che ho scritto “una soluzione”. Questa è una caratteristica del </text:span><text:span text:style-name="T33">coding</text:span><text:span text:style-name="T60"> da tenere ben presente: lo stesso risultato si può ottenere sempre in molti modi diversi.</text:span></text:p>
      <text:p text:style-name="P65"/>
      <text:p text:style-name="P65"/>
      <text:p text:style-name="Text_20_body"/>
      <text:p text:style-name="P65"><draw:path text:anchor-type="paragraph" draw:z-index="22" draw:name="actual" draw:style-name="gr12" draw:text-style-name="P92" svg:width="70.02pt" svg:height="34.61pt" draw:transform="rotate (1.5707963267949) translate (335.999999999999pt 49.05pt)" svg:viewBox="0 0 2471 1222" svg:d="M0 610h706l352-610M707 610l353 611M707 610h706l353-610M1413 612l353 610M1413 614h705l353-610M2118 612l353 610"><text:p/></draw:path>Si provi a riprodurre questo disegno utilizzando i cicli: </text:p>
      <text:p text:style-name="P65"/>
      <text:p text:style-name="P65"/>
      <text:p text:style-name="P65"/>
      <text:p text:style-name="P65"/>
      <text:p text:style-name="P65"/>
      <text:p text:style-name="P65"/>
      <text:p text:style-name="P71"><draw:path text:anchor-type="paragraph" draw:z-index="23" draw:name="actual" draw:style-name="gr13" draw:text-style-name="P92" svg:width="139.86pt" svg:height="138.47pt" draw:transform="rotate (1.5707963267949) translate (199.3pt 74.15pt)" svg:viewBox="0 0 4935 4886" svg:d="M2464 2432h706l352-610M3171 2431l353 610M3171 2432h706l353-610M3877 2431l353 610M3877 2432h706l352-610M4583 2431l352 610M2466 2432l353 611h705M2819 3043l-353 610M2819 3044l352 611h706M3171 3655l-352 610M3171 3657l353 610h706M3524 4269l-353 610M2466 2438l-353 610 353 610M2113 3052h-705M2115 3052l-353 610 353 610M1762 3665h-705M1764 3665l-353 611 353 610M1411 4277h-705M2469 2445h-705l-353 610M1764 2447l-353-611M1764 2447h-706l-352 610M1058 2448l-352-610M1058 2447h-705l-353 610M353 2448l-353-610M2469 2447l-352-611h-706M2117 1836l352-610M2117 1834l-353-610h-706M1764 1222l353-610M1764 1221l-353-611h-705M1411 610l353-610M2469 2441l353-610-353-610M2822 1829h706M2822 1829l353-610-353-610M3175 1221h706M3173 1221l353-611-353-610M3526 609h706"><text:p/></draw:path>Si provi quindi a costruire</text:p>
      <text:p text:style-name="P66"><text:span text:style-name="T59">questo fiocco di neve</text:span>:</text:p>
      <text:p text:style-name="P66"/>
      <text:p text:style-name="P66"/>
      <text:p text:style-name="P66"/>
      <text:p text:style-name="P66"/>
      <text:p text:style-name="P66"><text:s/></text:p>
      <text:p text:style-name="P69">E se da questo fiocco tirassimo</text:p>
      <text:p text:style-name="P69"><draw:path text:anchor-type="paragraph" draw:z-index="25" draw:name="actual" draw:style-name="gr15" draw:text-style-name="P92" svg:width="60.09pt" svg:height="69.31pt" draw:transform="rotate (2.6174702792159) translate (276.487596823598pt 49.7220942747415pt)" svg:viewBox="0 0 2121 2446" svg:d="M1413 1833h705M1416 1833l-352 611M708 1835l353 611M708 1835h-705M355 1224l-352 611M353 1225l-353-611M706 612h-705M706 612l351-611M1412 611l-353-611M1412 611h705M1767 1221l351-611M1768 1220l353 611"><text:p/></draw:path>fuori una stella? </text:p>
      <text:p text:style-name="P66"/>
      <text:p text:style-name="P66"/>
      <text:p text:style-name="P66"/>
      <text:p text:style-name="P69"><draw:path text:anchor-type="paragraph" draw:z-index="26" draw:name="actual" draw:style-name="gr15" draw:text-style-name="P92" svg:width="68.6pt" svg:height="70.33pt" draw:transform="rotate (2.46964089157198) translate (274.167978984118pt 54.7966120505804pt)" svg:viewBox="0 0 2421 2482" svg:d="M1715 1795h706M1717 1794l-159 688M1118 1928l439 552M1118 1928l-636 306M639 1545l-159 687M638 1543l-636-306M636 932l-636 305M636 932l-155-688M1115 551l-635-306M1116 552l441-551M1713 688l-155-688M1713 688h706M1978 1239l441-551M1978 1239l439 552"><text:p/></draw:path><text:soft-page-break/>Naturale che sia venuta a 6 punte... </text:p>
      <text:p text:style-name="P69">ma se la volessimo a 7 punte? </text:p>
      <text:p text:style-name="P66"/>
      <text:p text:style-name="P66"/>
      <text:p text:style-name="P66"/>
      <text:p text:style-name="P66"/>
      <text:p text:style-name="P66"/>
      <text:p text:style-name="P70"><draw:polyline text:anchor-type="paragraph" draw:z-index="24" draw:name="actual" draw:style-name="gr14" draw:text-style-name="P92" svg:width="99.98pt" svg:height="99.98pt" svg:x="212.4pt" svg:y="4.93pt" svg:viewBox="0 0 3528 3528" draw:points="0,3528 3528,3528 3528,0 176,0 176,3351 3360,3351 3360,168 335,168 335,3193 3209,3193 3209,319 478,319 478,3050 3071,3050 3071,457 607,457 607,2921 2947,2921 2947,580 725,580 725,2803 2836,2803 2836,691 829,691 829,2699 2736,2699 2736,792 924,792 924,2604 2644,2604 2644,884 1009,884 1009,2519 2561,2519 2561,967 1087,967 1087,2441 2487,2441 2487,1041 1155,1041 1155,2372 2420,2372 2420,1108 1219,1108 1219,2309 2360,2309 2360,1168 1275,1168 1275,2252 2305,2252 2305,1222 1326,1222 1326,2201 2256,2201 2256,1272 1372,1272 1372,2155 2212,2155 2212,1316 1415,1316 1415,2113 2171,2113 2171,1356 1452,1356 1452,2076 2134,2076 2134,1393 1485,1393 1485,2043 2103,2043 2103,1425 1517,1425 1517,2011 2074,2011 2074,1453 1545,1453 1545,1983 2048,1983 2048,1480 1570,1480 1570,1958 2023,1958 2023,1505 1593,1505 1593,1935 2002,1935 2002,1526 1614,1526 1614,1914 1983,1914 1983,1545 1632,1545 1632,1896 1965,1896 1965,1563 1649,1563 1649,1879 1951,1879 1951,1577 1665,1577 1665,1863"><text:p/></draw:polyline>Proviamo a sperimentare l'uso di </text:p>
      <text:p text:style-name="P70">un'operazione all'inter<text:span text:style-name="T74">n</text:span>o del</text:p>
      <text:p text:style-name="P67"><text:span text:style-name="T16">REPEAT</text:span><text:span text:style-name="T67">, per esempio per fare</text:span></text:p>
      <text:p text:style-name="P67"><text:span text:style-name="T67">una spirale quadrata: </text:span><text:s/></text:p>
      <text:p text:style-name="P65"/>
      <text:p text:style-name="P65"/>
      <text:p text:style-name="P65"/>
      <text:p text:style-name="P65"/>
      <text:p text:style-name="P75"/>
      <text:p text:style-name="P75"/>
      <text:p text:style-name="P75">Oppure un esercizio di frazioni:</text:p>
      <text:p text:style-name="P75">in modo per esempio che, dati <text:span text:style-name="T74">il</text:span></text:p>
      <text:p text:style-name="P75"><draw:g text:anchor-type="paragraph" draw:z-index="28" draw:style-name="gr3"><draw:circle draw:style-name="gr16" draw:text-style-name="P92" svg:width="100.03pt" svg:height="100.03pt" svg:x="247.44pt" svg:y="-54.17pt" draw:kind="section" draw:start-angle="-347.12" draw:end-angle="-321.43"><text:p/></draw:circle><draw:circle draw:style-name="gr17" draw:text-style-name="P92" svg:width="100.03pt" svg:height="100.03pt" svg:x="247.44pt" svg:y="-54.11pt" draw:kind="section" draw:start-angle="-372.86" draw:end-angle="-347.12"><text:p/></draw:circle><draw:circle draw:style-name="gr17" draw:text-style-name="P92" svg:width="100.03pt" svg:height="100.03pt" svg:x="247.44pt" svg:y="-54.11pt" draw:kind="section" draw:start-angle="-398.56" draw:end-angle="-372.86"><text:p/></draw:circle><draw:g draw:style-name="gr18"><draw:circle draw:style-name="gr16" draw:text-style-name="P92" svg:width="100.03pt" svg:height="100.03pt" svg:x="247.44pt" svg:y="-54.11pt" draw:kind="section" draw:start-angle="-295.68" draw:end-angle="-270"><text:p/></draw:circle><draw:circle draw:style-name="gr16" draw:text-style-name="P92" svg:width="100.03pt" svg:height="100.03pt" svg:x="247.44pt" svg:y="-54.14pt" draw:kind="section" draw:start-angle="-321.43" draw:end-angle="-295.68"><text:p/></draw:circle><draw:circle draw:style-name="gr17" draw:text-style-name="P92" svg:width="100.03pt" svg:height="100.03pt" svg:x="247.44pt" svg:y="-54.11pt" draw:kind="section" draw:start-angle="-424.29" draw:end-angle="-398.56"><text:p/></draw:circle><draw:circle draw:style-name="gr17" draw:text-style-name="P92" svg:width="100.03pt" svg:height="100.03pt" svg:x="247.44pt" svg:y="-54.11pt" draw:kind="section" draw:start-angle="-450" draw:end-angle="-424.29"><text:p/></draw:circle><draw:circle draw:style-name="gr17" draw:text-style-name="P92" svg:width="100.03pt" svg:height="100.03pt" svg:x="247.38pt" svg:y="-54.11pt" draw:kind="section" draw:start-angle="-475.68" draw:end-angle="-450"><text:p/></draw:circle><draw:circle draw:style-name="gr17" draw:text-style-name="P92" svg:width="100.03pt" svg:height="100.03pt" svg:x="247.44pt" svg:y="-54.11pt" draw:kind="section" draw:start-angle="-501.43" draw:end-angle="-475.68"><text:p/></draw:circle><draw:circle draw:style-name="gr17" draw:text-style-name="P92" svg:width="100.03pt" svg:height="100.03pt" svg:x="247.38pt" svg:y="-54.11pt" draw:kind="section" draw:start-angle="-527.12" draw:end-angle="-501.43"><text:p/></draw:circle><draw:circle draw:style-name="gr17" draw:text-style-name="P92" svg:width="100.03pt" svg:height="100.03pt" svg:x="247.44pt" svg:y="-54.11pt" draw:kind="section" draw:start-angle="-552.86" draw:end-angle="-527.12"><text:p/></draw:circle><draw:circle draw:style-name="gr17" draw:text-style-name="P92" svg:width="100.03pt" svg:height="100.03pt" svg:x="247.38pt" svg:y="-54.17pt" draw:kind="section" draw:start-angle="-578.57" draw:end-angle="-552.86"><text:p/></draw:circle><draw:circle draw:style-name="gr17" draw:text-style-name="P92" svg:width="100.03pt" svg:height="100.03pt" svg:x="247.44pt" svg:y="-54.14pt" draw:kind="section" draw:start-angle="-604.25" draw:end-angle="-578.57"><text:p/></draw:circle><draw:circle draw:style-name="gr17" draw:text-style-name="P92" svg:width="100.03pt" svg:height="100.03pt" svg:x="247.41pt" svg:y="-54.11pt" draw:kind="section" draw:start-angle="-630" draw:end-angle="-604.25"><text:p/></draw:circle></draw:g></draw:g>numeratore N e <text:span text:style-name="T74">il </text:span>denominatore M,</text:p>
      <text:p text:style-name="P76"><text:span text:style-name="T74">venga </text:span>rappresent<text:span text:style-name="T74">ata la frazione</text:span> N/M </text:p>
      <text:p text:style-name="P76">con una torta:</text:p>
      <text:p text:style-name="P65"/>
      <text:p text:style-name="P65"/>
      <text:p text:style-name="P78"><text:span text:style-name="T71">E a proposito di </text:span><text:span text:style-name="T34">“low floor” and a “high ceiling”, </text:span><text:span text:style-name="T71">un esercizio </text:span><text:s/>po' più difficile: disegnare un parallelepipedo in prospettiva, date le coordinate dei punti di fuga. Potrebbe <text:span text:style-name="T71">andare bene</text:span> per ragazzi di secondaria superiore (intersezione fra rette).</text:p>
      <text:p text:style-name="P77"/>
      <text:p text:style-name="P77"><draw:g text:anchor-type="paragraph" draw:z-index="29" draw:style-name="gr3"><draw:circle draw:style-name="gr19" draw:text-style-name="P92" svg:width="10.03pt" svg:height="10.03pt" draw:transform="rotate (1.38020637247712) translate (70.75pt 111.65pt)"><text:p/></draw:circle><draw:circle draw:style-name="gr19" draw:text-style-name="P92" svg:width="10.03pt" svg:height="10.03pt" draw:transform="rotate (-1.5707963267949) translate (391.6pt 102.7pt)"><text:p/></draw:circle><draw:polygon draw:name="actual" draw:style-name="gr20" draw:text-style-name="P92" svg:width="79.57pt" svg:height="99.98pt" svg:x="184.22pt" svg:y="28.74pt" svg:viewBox="0 0 2808 3528" draw:points="0,3528 0,0 2808,1097 2808,3237"><text:p/></draw:polygon><draw:path draw:name="actual" draw:style-name="gr21" draw:text-style-name="P92" svg:width="34.38pt" svg:height="100.03pt" svg:x="149.84pt" svg:y="28.71pt" svg:viewBox="0 0 1214 3530" svg:d="M1214 3530l-1212-237zM1212 3528l-1212-237v-2400l1212-891z"><text:p/></draw:path></draw:g></text:p>
      <text:p text:style-name="P77"/>
      <text:p text:style-name="P77"/>
      <text:p text:style-name="P77"><text:soft-page-break/></text:p>
      <text:p text:style-name="P77"/>
      <text:p text:style-name="P77"/>
      <text:p text:style-name="P77"/>
      <text:p text:style-name="P77"/>
      <text:p text:style-name="P77"/>
      <text:p text:style-name="P77"/>
      <text:p text:style-name="P77"><draw:g text:anchor-type="paragraph" draw:z-index="30" draw:style-name="gr3"><draw:circle draw:style-name="gr22" draw:text-style-name="P92" svg:width="10.03pt" svg:height="10.03pt" draw:transform="rotate (0.92642076695859) translate (69.6pt 15.75pt)"><text:p/></draw:circle><draw:circle draw:style-name="gr22" draw:text-style-name="P92" svg:width="10.03pt" svg:height="10.03pt" draw:transform="rotate (-1.5707963267949) translate (391.6pt 9.75pt)"><text:p/></draw:circle><draw:polygon draw:name="actual" draw:style-name="gr23" draw:text-style-name="P92" svg:width="74.27pt" svg:height="99.98pt" svg:x="184.25pt" svg:y="-4.34pt" svg:viewBox="0 0 2621 3528" draw:points="0,3528 0,0 2621,247 2621,2480"><text:p/></draw:polygon><draw:path draw:name="actual" draw:style-name="gr24" draw:text-style-name="P92" svg:width="27.98pt" svg:height="100.03pt" svg:x="156.25pt" svg:y="-4.39pt" svg:viewBox="0 0 988 3530" svg:d="M988 3530l-988-743zM986 3528l-986-743v-2610l986-175z"><text:p/></draw:path></draw:g></text:p>
      <text:p text:style-name="P77"/>
      <text:p text:style-name="P77"/>
      <text:p text:style-name="P77"/>
      <text:p text:style-name="P68"/>
      <text:p text:style-name="P68"/>
      <text:p text:style-name="P68"/>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pt"/>
    <draw:stroke-dash draw:name="Dashed_20__28_var_29__20_6" draw:display-name="Dashed (var) 6" draw:style="rect" draw:dots1="1" draw:distance="0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layout-grid-snap-to-characters="tru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3T09:30:28.784336745</meta:creation-date>
    <dc:title>template-default</dc:title>
    <meta:generator>LibreOffice/4.2.8.2$Linux_x86 LibreOffice_project/420m0$Build-2</meta:generator>
    <meta:editing-duration>PT9H12M14S</meta:editing-duration>
    <meta:editing-cycles>87</meta:editing-cycles>
    <dc:date>2016-08-29T10:34:48.244504821</dc:date>
    <meta:document-statistic meta:table-count="1" meta:image-count="1" meta:object-count="0" meta:page-count="14" meta:paragraph-count="205" meta:word-count="3292" meta:character-count="20038" meta:non-whitespace-character-count="16847"/>
    <meta:template xlink:type="simple" xlink:actuate="onRequest" xlink:title="template-default" xlink:href="../../../.config/libreoffice/4/user/template/template-default.ott" meta:date="2016-08-03T09:30:28.325420003"/>
  </office:meta>
</office:document-meta>
</file>